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margin-top="0.1945in" fo:margin-bottom="0.0555in" loext:contextual-spacing="false" fo:line-height="100%" fo:text-indent="0in" style:auto-text-indent="false" fo:keep-with-next="auto"/>
    </style:style>
    <style:style style:name="P14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7" style:family="paragraph" style:parent-style-name="Standard">
      <style:paragraph-properties fo:break-before="auto" fo:break-after="auto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.1665in" fo:margin-bottom="0.1665in" loext:contextual-spacing="false" fo:line-height="100%"/>
    </style:style>
    <style:style style:name="P29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30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6" style:family="paragraph" style:parent-style-name="Standard" style:list-style-name="WWNum22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57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3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74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75" style:family="paragraph" style:parent-style-name="Standard" style:list-style-name="WWNum2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6" style:family="paragraph" style:parent-style-name="Standard" style:list-style-name="WWNum1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77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78" style:family="paragraph" style:parent-style-name="Standard" style:list-style-name="WWNum2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79" style:family="paragraph" style:parent-style-name="Standard" style:list-style-name="WWNum14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80" style:family="paragraph" style:parent-style-name="Standard" style:list-style-name="WWNum17">
      <style:paragraph-properties fo:margin-left="1in" fo:margin-right="0in" fo:text-indent="-0.25in" style:auto-text-indent="false"/>
    </style:style>
    <style:style style:name="P81" style:family="paragraph" style:parent-style-name="Standard" style:list-style-name="WWNum19">
      <style:paragraph-properties fo:margin-left="1in" fo:margin-right="0in" fo:text-indent="-0.25in" style:auto-text-indent="false"/>
    </style:style>
    <style:style style:name="P82" style:family="paragraph" style:parent-style-name="Standard" style:list-style-name="WWNum23">
      <style:paragraph-properties fo:margin-left="1in" fo:margin-right="0in" fo:text-indent="-0.25in" style:auto-text-indent="false"/>
    </style:style>
    <style:style style:name="P83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5" style:family="paragraph" style:parent-style-name="Heading_20_1">
      <style:paragraph-properties fo:margin-top="0.3335in" fo:margin-bottom="0.0835in" loext:contextual-spacing="false" fo:line-height="100%"/>
    </style:style>
    <style:style style:name="P8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16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7" style:family="text">
      <style:text-properties fo:color="#333333" style:font-name="Consolas" fo:font-size="9pt" fo:font-weight="bold" fo:background-color="#f8f8f8" loext:char-shading-value="0" style:font-name-asian="Consolas1" style:font-size-asian="9pt" style:font-weight-asian="bold" style:font-name-complex="Consolas1" style:font-size-complex="9pt" style:font-weight-complex="bold"/>
    </style:style>
    <style:style style:name="T18" style:family="text">
      <style:text-properties fo:color="#33333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19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0" style:family="text">
      <style:text-properties fo:color="#dd1144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1" style:family="text">
      <style:text-properties fo:color="#445588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2" style:family="text">
      <style:text-properties fo:color="#445588" style:font-name="Consolas" fo:font-size="9pt" fo:font-weight="bold" fo:background-color="#f8f8f8" loext:char-shading-value="0" style:font-name-asian="Consolas1" style:font-size-asian="9pt" style:font-weight-asian="bold" style:font-name-complex="Consolas1" style:font-size-complex="9pt" style:font-weight-complex="bold"/>
    </style:style>
    <style:style style:name="T23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4" style:family="text">
      <style:text-properties fo:color="#999999" style:font-name="Consolas" fo:font-size="9pt" fo:font-weight="bold" fo:background-color="#f8f8f8" loext:char-shading-value="0" style:font-name-asian="Consolas1" style:font-size-asian="9pt" style:font-weight-asian="bold" style:font-name-complex="Consolas1" style:font-size-complex="9pt" style:font-weight-complex="bold"/>
    </style:style>
    <style:style style:name="T25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6" style:family="text">
      <style:text-properties fo:color="#0086b3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27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 style:font-style-complex="italic"/>
    </style:style>
    <style:style style:name="T28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9" style:family="text">
      <style:text-properties fo:color="#008080" style:font-name="Consolas" fo:font-size="9pt" fo:background-color="#f8f8f8" loext:char-shading-value="0" style:font-name-asian="Consolas1" style:font-size-asian="9pt" style:font-name-complex="Consolas1" style:font-size-complex="9pt"/>
    </style:style>
    <style:style style:name="T30" style:family="text">
      <style:text-properties style:text-underline-style="none"/>
    </style:style>
    <style:style style:name="T3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bookmark text:name="_aczyuw2yex2w"/><text:span text:style-name="T1">Diseño aplicado a interfaces web con Flutter</text:span><text:span text:style-name="T2"><text:line-break/></text:span><text:span text:style-name="T3">Unidad 07 - Navegación, estado y responsive desgin en Flutter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><draw:frame draw:style-name="fr2" draw:name="image4.png" text:anchor-type="char" svg:x="0.7874in" svg:y="9.072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utor: Sergi García</text:span></text:p>
      <text:p text:style-name="P4"><text:span text:style-name="T5">Actualizado Noviembre 2025</text:span></text:p>
      <text:p text:style-name="P5"/>
      <text:p text:style-name="P4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6"><text:span text:style-name="T8"><text:s/>📖 </text:span><text:span text:style-name="T9">Importante</text:span></text:p>
      <text:p text:style-name="P17"/>
      <text:p text:style-name="P16"><text:span text:style-name="T8"><text:s/>❕ </text:span><text:span text:style-name="T9">Atención</text:span></text:p>
      <text:p text:style-name="P17"><text:s/></text:p>
      <text:p text:style-name="P16"><text:span text:style-name="T8"><text:s/>💬</text:span> <text:span text:style-name="T9">Interesante</text:span></text:p>
      <text:p text:style-name="P18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i7n91wajds6v" text:style-name="Index_20_Link" text:visited-style-name="Index_20_Link"><text:span text:style-name="T13">1. Introducción<text:tab/>3</text:span></text:a></text:p>
          <text:p text:style-name="P19"><text:a xlink:type="simple" xlink:href="#_u2jp21lps2n" text:style-name="Index_20_Link" text:visited-style-name="Index_20_Link"><text:span text:style-name="T13">2. MVVM en Flutter: explicación teórica<text:tab/>3</text:span></text:a></text:p>
          <text:p text:style-name="P19"><text:a xlink:type="simple" xlink:href="#_330l3mh01xnx" text:style-name="Index_20_Link" text:visited-style-name="Index_20_Link"><text:span text:style-name="T13">3. Navegación entre pantallas en Flutter<text:tab/>5</text:span></text:a></text:p>
          <text:p text:style-name="P19"><text:a xlink:type="simple" xlink:href="#_ipkpvf5y5ab2" text:style-name="Index_20_Link" text:visited-style-name="Index_20_Link"><text:span text:style-name="T13">4. Gestión de estado en Flutter<text:tab/>12</text:span></text:a></text:p>
          <text:p text:style-name="P19"><text:a xlink:type="simple" xlink:href="#_ncs3x1cb8dso" text:style-name="Index_20_Link" text:visited-style-name="Index_20_Link"><text:span text:style-name="T13">5. Diseño responsive y adaptabilidad en Flutter<text:tab/>16</text:span></text:a></text:p>
          <text:p text:style-name="P19"><text:a xlink:type="simple" xlink:href="#_ax44ni7spos4" text:style-name="Index_20_Link" text:visited-style-name="Index_20_Link"><text:span text:style-name="T13">6. Recursos recomendados para aprender Flutter<text:tab/>21</text:span></text:a></text:p>
        </text:index-body>
      </text:table-of-content>
      <text:p text:style-name="P21"/>
      <text:p text:style-name="P21"/>
      <text:p text:style-name="P23"><text:span text:style-name="T11">Unidad 07. Navegación, estado y responsive design en Flutter</text:span></text:p>
      <text:p text:style-name="Heading_20_1"><text:bookmark text:name="_i7n91wajds6v"/>1. Introducción</text:p>
      <text:p text:style-name="Standard">Flutter se ha convertido en uno de los frameworks más versátiles y potentes para el desarrollo multiplataforma, permitiendo crear aplicaciones para iOS, Android, web y escritorio a partir de un único código base. Su enfoque declarativo y su gran ecosistema de paquetes lo convierten en una herramienta ideal tanto para principiantes como para desarrolladores que buscan construir aplicaciones escalables y de nivel profesional.</text:p>
      <text:p text:style-name="P28">Flutter no solo destaca por su velocidad y versatilidad al desarrollar para múltiples plataformas, sino también porque ofrece las bases para crear <text:span text:style-name="T9">aplicaciones robustas, escalables y con una experiencia de usuario profesional</text:span>. Sin embargo, para alcanzar ese nivel no basta con conocer los widgets básicos: es necesario dar un paso más y dominar conceptos de arquitectura, navegación, estado y diseño adaptable.</text:p>
      <text:p text:style-name="P28">En este tema profundizaremos en esos pilares que marcan la diferencia entre una app de prueba y un producto real listo para producción. Veremos cómo estructurar mejor el código con <text:span text:style-name="T9">patrones de arquitectura como MVVM</text:span>, cómo construir una navegación clara y mantenible, y cómo elegir el <text:span text:style-name="T9">gestor de estado adecuado</text:span> según la complejidad del proyecto. También aprenderemos a <text:span text:style-name="T9">diseñar interfaces responsivas</text:span> que se adapten a móviles, tablets o incluso la web.</text:p>
      <text:p text:style-name="P28">El objetivo es que, al finalizar, no solo sepas cómo crear pantallas en Flutter, sino que tengas una <text:span text:style-name="T9">visión integral de cómo organizar, escalar y mantener proyectos de manera profesional</text:span>, con prácticas y herramientas que te servirán en el día a día del desarrollo.</text:p>
      <text:p text:style-name="P85"><text:bookmark text:name="_u2jp21lps2n"/>2. MVVM en Flutter: explicación teórica</text:p>
      <text:p text:style-name="P11"><text:span text:style-name="T9">📚 ¿Qué es MVVM?</text:span></text:p>
      <text:p text:style-name="P29"><text:span text:style-name="T9">MVVM (Model–View–ViewModel)</text:span> es un patrón de arquitectura de software que divide una aplicación en tres capas bien diferenciadas:</text:p>
      <text:list xml:id="list2798326557" text:style-name="WWNum21">
        <text:list-item>
          <text:p text:style-name="P30"><text:span text:style-name="T9">Model</text:span> → Representa los datos y la lógica de negocio.</text:p>
          <text:list>
            <text:list-item>
              <text:p text:style-name="P75">Ejemplo: una lista de tareas, la respuesta de una API, o el acceso a base de datos.</text:p>
            </text:list-item>
          </text:list>
        </text:list-item>
        <text:list-item>
          <text:p text:style-name="P39"><text:span text:style-name="T9">View</text:span> → Es la interfaz de usuario. Se encarga de mostrar la información y capturar las interacciones del usuario.</text:p>
          <text:list>
            <text:list-item>
              <text:p text:style-name="P75">Ejemplo: una pantalla con la lista de tareas y un botón para añadir nuevas.</text:p>
            </text:list-item>
          </text:list>
        </text:list-item>
        <text:list-item>
          <text:p text:style-name="P39"><text:span text:style-name="T9">ViewModel</text:span> → Actúa como intermediario entre el Model y la View.</text:p>
          <text:list>
            <text:list-item>
              <text:p text:style-name="P75">Solicita los datos al Model.</text:p>
            </text:list-item>
            <text:list-item>
              <text:p text:style-name="P75">Los transforma en información lista para mostrar.</text:p>
            </text:list-item>
            <text:list-item>
              <text:p text:style-name="P78">Gestiona el estado: qué mostrar en cada momento (cargando, error, datos disponibles).</text:p>
            </text:list-item>
          </text:list>
        </text:list-item>
      </text:list>
      <text:p text:style-name="P29">En Flutter, esta separación es especialmente útil porque evita que toda la lógica quede mezclada dentro de un <text:span text:style-name="T9">único widget gigante</text:span>, lo que complica el mantenimiento.</text:p>
      <text:p text:style-name="P12"/>
      <text:p text:style-name="P12"/>
      <text:p text:style-name="P13"><text:span text:style-name="T9">🧩 Analogía didáctica</text:span></text:p>
      <text:p text:style-name="P29">Imagina un <text:span text:style-name="T9">restaurante</text:span>:</text:p>
      <text:list xml:id="list1769731594" text:style-name="WWNum25">
        <text:list-item>
          <text:p text:style-name="P31"><text:soft-page-break/><text:span text:style-name="T9">Model → la cocina</text:span>: donde están los ingredientes y se preparan los platos (los datos).</text:p>
        </text:list-item>
        <text:list-item>
          <text:p text:style-name="P40"><text:span text:style-name="T9">View → el comedor</text:span>: los clientes ven el menú y disfrutan la comida (la interfaz de usuario).</text:p>
        </text:list-item>
        <text:list-item>
          <text:p text:style-name="P49"><text:span text:style-name="T9">ViewModel → el camarero</text:span>: recibe el pedido del cliente, lo comunica a la cocina, y luego entrega el plato listo.</text:p>
        </text:list-item>
      </text:list>
      <text:p text:style-name="P29">👉 El punto clave es que el cliente <text:span text:style-name="T9">nunca habla directamente con la cocina</text:span>. Del mismo modo, en Flutter la View nunca accede directamente a los datos, sino que se comunica siempre a través del ViewModel.</text:p>
      <text:p text:style-name="P13"><text:span text:style-name="T9">💡 ¿Por qué usar MVVM en Flutter?</text:span></text:p>
      <text:p text:style-name="P29">Flutter permite crear interfaces muy rápido, pero si no organizamos el código, acabamos con:</text:p>
      <text:list xml:id="list1565685685" text:style-name="WWNum20">
        <text:list-item>
          <text:p text:style-name="P32">Widgets que mezclan <text:span text:style-name="T9">UI + lógica + estado</text:span> en el mismo archivo.</text:p>
        </text:list-item>
        <text:list-item>
          <text:p text:style-name="P41">Dificultad para <text:span text:style-name="T9">escalar</text:span> el proyecto.</text:p>
        </text:list-item>
        <text:list-item>
          <text:p text:style-name="P41">Código <text:span text:style-name="T9">poco reutilizable</text:span>.</text:p>
        </text:list-item>
        <text:list-item>
          <text:p text:style-name="P50">Problemas de <text:span text:style-name="T9">testabilidad</text:span>, ya que la lógica depende de la UI.</text:p>
        </text:list-item>
      </text:list>
      <text:p text:style-name="P29">Con MVVM ganamos:</text:p>
      <text:p text:style-name="P29">✅ <text:span text:style-name="T9">Separación de responsabilidades</text:span></text:p>
      <text:list xml:id="list1736676681" text:style-name="WWNum10">
        <text:list-item>
          <text:p text:style-name="P33">La View se centra en mostrar datos.</text:p>
        </text:list-item>
        <text:list-item>
          <text:p text:style-name="P42">El ViewModel en manejar la lógica y el estado.</text:p>
        </text:list-item>
        <text:list-item>
          <text:p text:style-name="P51">El Model en gestionar los datos.</text:p>
        </text:list-item>
      </text:list>
      <text:p text:style-name="P29">✅ <text:span text:style-name="T9">Consistencia</text:span></text:p>
      <text:list xml:id="list3490138339" text:style-name="WWNum22">
        <text:list-item>
          <text:p text:style-name="P56">Todas las pantallas siguen una estructura clara y predecible.</text:p>
        </text:list-item>
      </text:list>
      <text:p text:style-name="P29">✅ <text:span text:style-name="T9">Código mantenible y flexible</text:span></text:p>
      <text:list xml:id="list2337321103" text:style-name="WWNum24">
        <text:list-item>
          <text:p text:style-name="P34">Cambiar la UI no rompe la lógica.</text:p>
        </text:list-item>
        <text:list-item>
          <text:p text:style-name="P52">Modificar una API no obliga a rehacer la interfaz.</text:p>
        </text:list-item>
      </text:list>
      <text:p text:style-name="P29">En Flutter, el <text:span text:style-name="T9">ViewModel suele implementarse con herramientas de gestión de estado</text:span> como <text:span text:style-name="T9">Provider</text:span>, <text:span text:style-name="T9">Riverpod</text:span> o <text:span text:style-name="T9">Bloc</text:span>, que permiten que la UI reaccione automáticamente a los cambios de datos.</text:p>
      <text:p text:style-name="P11"><text:span text:style-name="T9">🎯 Ejemplos didácticos en apps reales</text:span></text:p>
      <text:list xml:id="list3063367143" text:style-name="WWNum14">
        <text:list-item>
          <text:p text:style-name="P35"><text:span text:style-name="T9">App Lista de tareas<text:line-break/></text:span></text:p>
          <text:list>
            <text:list-item>
              <text:p text:style-name="P76"><text:span text:style-name="T9">Model</text:span>: lista de tareas (con título, fecha, estado).</text:p>
            </text:list-item>
            <text:list-item>
              <text:p text:style-name="P76"><text:span text:style-name="T9">ViewModel</text:span>: gestiona añadir, borrar, marcar como completada. Expone una lista "lista para mostrar".</text:p>
            </text:list-item>
            <text:list-item>
              <text:p text:style-name="P76"><text:span text:style-name="T9">View</text:span>: solo muestra la lista y botones.<text:line-break/></text:p>
            </text:list-item>
          </text:list>
        </text:list-item>
        <text:list-item>
          <text:p text:style-name="P43"><text:span text:style-name="T9">App Comercio electrónico</text:span></text:p>
          <text:list>
            <text:list-item>
              <text:p text:style-name="P76"><text:span text:style-name="T9">Model</text:span>: productos con precio, stock, imágenes.</text:p>
            </text:list-item>
            <text:list-item>
              <text:p text:style-name="P76"><text:span text:style-name="T9">ViewModel</text:span>: gestiona carrito, calcula total, aplica descuentos.</text:p>
            </text:list-item>
            <text:list-item>
              <text:p text:style-name="P79"><text:span text:style-name="T9">View</text:span>: catálogo de productos y botón de “comprar”.</text:p>
            </text:list-item>
          </text:list>
        </text:list-item>
      </text:list>
      <text:p text:style-name="P11"><text:span text:style-name="T9">✅ En Resumen</text:span></text:p>
      <text:list xml:id="list37243500" text:style-name="WWNum12">
        <text:list-item>
          <text:p text:style-name="P36"><text:span text:style-name="T9">MVVM</text:span> = Modelo + Vista + ViewModel.</text:p>
        </text:list-item>
        <text:list-item>
          <text:p text:style-name="P44">Aporta <text:span text:style-name="T9">orden y claridad</text:span>: cada parte tiene un rol definido.</text:p>
        </text:list-item>
        <text:list-item>
          <text:p text:style-name="P44">Permite apps más <text:span text:style-name="T9">mantenibles, escalables y testeables</text:span>.</text:p>
        </text:list-item>
        <text:list-item>
          <text:p text:style-name="P53">En Flutter, el ViewModel suele implementarse con herramientas como <text:span text:style-name="T9">Provider</text:span> o <text:span text:style-name="T9">Riverpod</text:span> para manejar el estado de forma reactiva.</text:p>
        </text:list-item>
      </text:list>
      <text:p text:style-name="P28">👉 Explicado sencillo: <text:span text:style-name="T9">MVVM evita que la lógica y la interfaz se mezclen, como separar la cocina del comedor con un camarero en medio.</text:span></text:p>
      <text:p text:style-name="Heading_20_1"><text:bookmark text:name="_330l3mh01xnx"/>3. Navegación entre pantallas en Flutter</text:p>
      <text:p text:style-name="P28">En cualquier aplicación real no basta con mostrar una única pantalla. Los usuarios esperan poder:</text:p>
      <text:list xml:id="list3833670624" text:style-name="WWNum2">
        <text:list-item>
          <text:p text:style-name="P37">Iniciar sesión y luego ir al <text:span text:style-name="T9">dashboard</text:span>.</text:p>
        </text:list-item>
        <text:list-item>
          <text:p text:style-name="P45">Abrir el <text:span text:style-name="T9">detalle de un producto</text:span> desde una lista.</text:p>
        </text:list-item>
        <text:list-item>
          <text:p text:style-name="P45">Rellenar un <text:span text:style-name="T9">formulario de registro</text:span> y volver a la página anterior.</text:p>
        </text:list-item>
        <text:list-item>
          <text:p text:style-name="P54">Moverse entre <text:span text:style-name="T9">secciones distintas</text:span> con menús o tabs.</text:p>
        </text:list-item>
      </text:list>
      <text:p text:style-name="P28">A este proceso de ir de una pantalla a otra lo llamamos <text:span text:style-name="T9">navegación</text:span>.</text:p>
      <text:p text:style-name="Standard">En Flutter, cada pantalla o vista suele representarse como un Widget (normalmente un Scaffold), y el framework maneja un stack de rutas (pila de pantallas). Cuando el usuario abre una nueva pantalla, esta se apila encima de la actual; cuando retrocede, la pantalla superior se desapila y vuelve a la anterior.</text:p>
      <text:p text:style-name="P28"><text:span text:style-name="T9">👉 En otras palabras:</text:span> la navegación en Flutter funciona de forma muy parecida a un navegador web o a un conjunto de tarjetas apiladas: pones una encima (nueva pantalla) y cuando la quitas vuelves a la anterior.</text:p>
      <text:p text:style-name="P14"><text:span text:style-name="T9">¿Por qué es importante la navegación?</text:span></text:p>
      <text:list xml:id="list2124279624" text:style-name="WWNum16">
        <text:list-item>
          <text:p text:style-name="P38"><text:span text:style-name="T9">Organiza la experiencia de usuario:</text:span> divide la aplicación en secciones claras en lugar de tener todo en una sola pantalla.</text:p>
        </text:list-item>
        <text:list-item>
          <text:p text:style-name="P46"><text:span text:style-name="T9">Permite reutilizar pantallas:</text:span> por ejemplo, un mismo formulario puede abrirse desde diferentes lugares.</text:p>
        </text:list-item>
        <text:list-item>
          <text:p text:style-name="P46"><text:span text:style-name="T9">Gestiona el flujo de la aplicación:</text:span> login → home → detalle → carrito → confirmación.</text:p>
        </text:list-item>
        <text:list-item>
          <text:p text:style-name="P55"><text:span text:style-name="T9">Soporta deep linking y web:</text:span> en Flutter web, la URL debe reflejar en qué parte de la app estás.</text:p>
        </text:list-item>
      </text:list>
      <text:p text:style-name="Standard">Sin un sistema de navegación claro, la aplicación se convierte en un único widget gigante difícil de usar y de mantener.</text:p>
      <text:p text:style-name="Standard">Aquí tienes una explicación práctica y en profundidad de las técnicas de navegación más comunes en Flutter: Navigator.push / Navigator.pop, paso de datos entre pantallas, rutas nombradas y la alternativa moderna GoRouter. </text:p>
      <text:p text:style-name="Heading_20_2"><text:bookmark text:name="_z01m2beqjbw6"/>3.1. Navigator.push y Navigator.pop (imperativo, stack-based)</text:p>
      <text:p text:style-name="Standard">Concepto: Flutter mantiene una pila de rutas (screens). Navigator.push apila una nueva ruta; Navigator.pop la desapila y vuelve a la anterior. Es el modo imperativo tradicional y sencillo para navegación puntual.<text:a xlink:type="simple" xlink:href="https://docs.flutter.dev/cookbook/navigation/navigation-basics?utm_source=chatgpt.com" text:style-name="ListLabel_20_244" text:visited-style-name="ListLabel_20_244"><text:span text:style-name="T14"> Documentación de Flutter</text:span></text:a></text:p>
      <text:p text:style-name="Standard"><text:soft-page-break/><text:span text:style-name="T9">Ejemplo completo (push &amp; pop + recibir resultado)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4"><text:span text:style-name="T15">import</text:span><text:span text:style-name="T16"> </text:span><text:span text:style-name="T19">'package:flutter/material.dart'</text:span><text:span text:style-name="T16">;<text:line-break/><text:line-break/></text:span><text:span text:style-name="T15">void</text:span><text:span text:style-name="T16"> main() =&gt; runApp(</text:span><text:span text:style-name="T15">const</text:span><text:span text:style-name="T16"> MyApp());<text:line-break/><text:line-break/></text:span><text:span text:style-name="T15">class</text:span><text:span text:style-name="T16"> </text:span><text:span text:style-name="T21">MyApp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const</text:span><text:span text:style-name="T16"> MyApp({</text:span><text:span text:style-name="T15">super</text:span><text:span text:style-name="T16">.key});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MaterialApp(<text:line-break/> <text:s text:c="5"/>title: </text:span><text:span text:style-name="T19">'Push / Pop Demo'</text:span><text:span text:style-name="T16">,<text:line-break/> <text:s text:c="5"/>theme: ThemeData(primarySwatch: Colors.indigo),<text:line-break/> <text:s text:c="5"/>home: </text:span><text:span text:style-name="T15">const</text:span><text:span text:style-name="T16"> HomeScreen(),<text:line-break/> <text:s text:c="3"/>);<text:line-break/> <text:s/>}<text:line-break/>}<text:line-break/><text:line-break/></text:span><text:span text:style-name="T15">class</text:span><text:span text:style-name="T16"> </text:span><text:span text:style-name="T21">HomeScreen</text:span><text:span text:style-name="T16"> </text:span><text:span text:style-name="T15">extends</text:span><text:span text:style-name="T16"> </text:span><text:span text:style-name="T21">StatefulWidget</text:span><text:span text:style-name="T16"> {<text:line-break/> <text:s/></text:span><text:span text:style-name="T15">const</text:span><text:span text:style-name="T16"> HomeScreen({</text:span><text:span text:style-name="T15">super</text:span><text:span text:style-name="T16">.key});<text:line-break/> <text:s/></text:span><text:span text:style-name="T23">@override</text:span><text:span text:style-name="T16"><text:line-break/> <text:s/>State&lt;HomeScreen&gt; createState() =&gt; _HomeScreenState();<text:line-break/>}<text:line-break/><text:line-break/></text:span><text:span text:style-name="T15">class</text:span><text:span text:style-name="T16"> </text:span><text:span text:style-name="T21">_HomeScreenState</text:span><text:span text:style-name="T16"> </text:span><text:span text:style-name="T15">extends</text:span><text:span text:style-name="T16"> </text:span><text:span text:style-name="T21">State</text:span><text:span text:style-name="T16">&lt;</text:span><text:span text:style-name="T21">HomeScreen</text:span><text:span text:style-name="T16">&gt; {<text:line-break/> <text:s/></text:span><text:span text:style-name="T25">String</text:span><text:span text:style-name="T16">? _selection;<text:line-break/>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Scaffold(<text:line-break/> <text:s text:c="5"/>appBar: AppBar(title: </text:span><text:span text:style-name="T15">const</text:span><text:span text:style-name="T16"> Text(</text:span><text:span text:style-name="T19">'Home'</text:span><text:span text:style-name="T16">)),<text:line-break/> <text:s text:c="5"/>body: Center(<text:line-break/> <text:s text:c="7"/>child: Column(mainAxisSize: MainAxisSize.min, children: [<text:line-break/> <text:s text:c="9"/>ElevatedButton(<text:line-break/> <text:s text:c="11"/>onPressed: () </text:span><text:span text:style-name="T15">async</text:span><text:span text:style-name="T16"> {<text:line-break/> <text:s text:c="13"/></text:span><text:span text:style-name="T27">// Lanzamos la segunda pantalla y esperamos el resultado (Future)</text:span><text:span text:style-name="T16"><text:line-break/> <text:s text:c="13"/></text:span><text:span text:style-name="T15">final</text:span><text:span text:style-name="T16"> result = </text:span><text:span text:style-name="T15">await</text:span><text:span text:style-name="T16"> Navigator.push&lt;</text:span><text:span text:style-name="T25">String</text:span><text:span text:style-name="T16">&gt;(<text:line-break/> <text:s text:c="15"/>context,<text:line-break/> <text:s text:c="15"/>MaterialPageRoute(builder: (_) =&gt; </text:span><text:span text:style-name="T15">const</text:span><text:span text:style-name="T16"> SelectionScreen()),<text:line-break/> <text:s text:c="13"/>);<text:line-break/> <text:s text:c="13"/></text:span><text:span text:style-name="T27">// result será lo pasado por Navigator.pop(context, value)</text:span><text:span text:style-name="T16"><text:line-break/> <text:s text:c="13"/>setState(() =&gt; _selection = result);<text:line-break/> <text:s text:c="13"/></text:span><text:span text:style-name="T15">if</text:span><text:span text:style-name="T16"> (result != </text:span><text:span text:style-name="T15">null</text:span><text:span text:style-name="T16">) {<text:line-break/> <text:s text:c="15"/>ScaffoldMessenger.of(context).showSnackBar(<text:line-break/> <text:s text:c="17"/>SnackBar(content: Text(</text:span><text:span text:style-name="T19">'Resultado: $result'</text:span><text:span text:style-name="T16">)),<text:line-break/> <text:s text:c="15"/>);<text:line-break/> <text:s text:c="13"/>}<text:line-break/> <text:s text:c="11"/>},<text:line-break/> <text:s text:c="11"/>child: </text:span><text:span text:style-name="T15">const</text:span><text:span text:style-name="T16"> Text(</text:span><text:span text:style-name="T19">'Ir a selección'</text:span><text:span text:style-name="T16">),<text:line-break/> <text:s text:c="9"/>),<text:line-break/> <text:s text:c="9"/></text:span><text:span text:style-name="T15">const</text:span><text:span text:style-name="T16"> SizedBox(height: </text:span><text:span text:style-name="T28">16</text:span><text:span text:style-name="T16">),<text:line-break/> <text:s text:c="9"/>Text(</text:span><text:span text:style-name="T19">'Selección actual: </text:span><text:span text:style-name="T16">${_selection ?? </text:span><text:span text:style-name="T19">"--"</text:span><text:span text:style-name="T16">}</text:span><text:span text:style-name="T19">'</text:span><text:span text:style-name="T16">),<text:line-break/> <text:s text:c="7"/>]),<text:line-break/> <text:s text:c="5"/>),<text:line-break/> <text:s text:c="3"/>);<text:line-break/> <text:s/>}<text:line-break/>}<text:line-break/><text:line-break/></text:span><text:span text:style-name="T15">class</text:span><text:span text:style-name="T16"> </text:span><text:span text:style-name="T21">SelectionScreen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const</text:span><text:span text:style-name="T16"> SelectionScreen({</text:span><text:span text:style-name="T15">super</text:span><text:span text:style-name="T16">.key});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Scaffold(<text:line-break/> <text:s text:c="5"/>appBar: AppBar(title: </text:span><text:span text:style-name="T15">const</text:span><text:span text:style-name="T16"> Text(</text:span><text:span text:style-name="T19">'Seleccionar'</text:span><text:span text:style-name="T16">)),<text:line-break/> <text:s text:c="5"/>body: Center(<text:line-break/> <text:s text:c="7"/>child: Column(mainAxisSize: MainAxisSize.min, children: [<text:line-break/> <text:s text:c="9"/>ElevatedButton(<text:line-break/> <text:s text:c="11"/>onPressed: () =&gt; Navigator.pop(context, </text:span><text:span text:style-name="T19">'Opción A'</text:span><text:span text:style-name="T16">),<text:line-break/> <text:s text:c="11"/>child: </text:span><text:span text:style-name="T15">const</text:span><text:span text:style-name="T16"> Text(</text:span><text:span text:style-name="T19">'Elegir Opción A'</text:span><text:span text:style-name="T16">),<text:line-break/> <text:s text:c="9"/>),<text:line-break/> <text:s text:c="9"/>ElevatedButton(<text:line-break/> <text:s text:c="11"/>onPressed: () =&gt; Navigator.pop(context, </text:span><text:span text:style-name="T19">'Opción B'</text:span><text:span text:style-name="T16">),<text:line-break/> <text:s text:c="11"/>child: </text:span><text:span text:style-name="T15">const</text:span><text:span text:style-name="T16"> Text(</text:span><text:span text:style-name="T19">'Elegir Opción B'</text:span><text:span text:style-name="T16">),<text:line-break/> <text:s text:c="9"/>),<text:line-break/> <text:s text:c="9"/></text:span><text:span text:style-name="T15">const</text:span><text:span text:style-name="T16"> SizedBox(height: </text:span><text:span text:style-name="T28">12</text:span><text:span text:style-name="T16">),<text:line-break/> <text:s text:c="9"/>ElevatedButton(<text:line-break/> <text:s text:c="11"/>onPressed: () =&gt; Navigator.pop(context), </text:span><text:span text:style-name="T27">// sin resultado</text:span><text:span text:style-name="T16"><text:line-break/> <text:s text:c="11"/>child: </text:span><text:span text:style-name="T15">const</text:span><text:span text:style-name="T16"> Text(</text:span><text:span text:style-name="T19">'Cancelar'</text:span><text:span text:style-name="T16">),<text:line-break/> <text:s text:c="9"/>),<text:line-break/> <text:s text:c="7"/>]),<text:line-break/> <text:s text:c="5"/>),<text:line-break/> <text:s text:c="3"/>);<text:line-break/> <text:s/>}<text:line-break/>}</text:span></text:p>
          </table:table-cell>
        </table:table-row>
      </table:table>
      <text:p text:style-name="Standard"><text:span text:style-name="T9">Notas prácticas</text:span></text:p>
      <text:list xml:id="list1163908823" text:style-name="WWNum17">
        <text:list-item>
          <text:p text:style-name="P57">Navigator.push devuelve un Future que completa cuando se hace pop(...) en la ruta nueva. Úsalo para esperar valores (por ejemplo: seleccionar un elemento).</text:p>
          <text:list>
            <text:list-item>
              <text:p text:style-name="P80"><text:a xlink:type="simple" xlink:href="https://docs.flutter.dev/cookbook/navigation/returning-data" text:style-name="ListLabel_20_244" text:visited-style-name="ListLabel_20_244"><text:span text:style-name="T14">https://docs.flutter.dev/cookbook/navigation/returning-data</text:span></text:a></text:p>
            </text:list-item>
          </text:list>
        </text:list-item>
        <text:list-item>
          <text:p text:style-name="P57">Si necesitas reemplazar la ruta actual (por ejemplo, después de login), usa pushReplacement o pushAndRemoveUntil.</text:p>
        </text:list-item>
      </text:list>
      <text:p text:style-name="Heading_20_2"><text:bookmark text:name="_u53nafkjmoq4"/>3.2. Paso de datos entre pantallas</text:p>
      <text:p text:style-name="Standard">Hay dos patrones comunes:</text:p>
      <text:p text:style-name="Standard"/>
      <text:p text:style-name="Standard"><text:span text:style-name="T9">A) Pasar datos al empujar la ruta (constructor / MaterialPageRoute)</text:span></text:p>
      <text:p text:style-name="Standard">// ejemplo rápido (fragmento)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4"><text:span text:style-name="T15">final</text:span><text:span text:style-name="T16"> item = Item(id: </text:span><text:span text:style-name="T28">42</text:span><text:span text:style-name="T16">, title: </text:span><text:span text:style-name="T19">'Hola'</text:span><text:span text:style-name="T16">);<text:line-break/>Navigator.push(<text:line-break/> <text:s/>context,<text:line-break/> <text:s/>MaterialPageRoute(builder: (ctx) =&gt; DetailScreen(item: item)),<text:line-break/>);</text:span></text:p>
          </table:table-cell>
        </table:table-row>
      </table:table>
      <text:p text:style-name="Standard">En este enfoque la pantalla destino recibe los datos por su constructor (tipado y claro).</text:p>
      <text:p text:style-name="P1"/>
      <text:p text:style-name="Standard"><text:span text:style-name="T9">B) Rutas nombradas con arguments → extraer con ModalRoute.of(context) o onGenerateRoute</text:span></text:p>
      <text:list xml:id="list2177751512" text:style-name="WWNum15">
        <text:list-item>
          <text:p text:style-name="P58">Puedes pasar un objeto a Navigator.pushNamed(..., arguments: yourObject) y extraerlo en la ruta destino. Es útil para navegación desde diferentes lugares sin importar la clase concreta de la pantalla. </text:p>
        </text:list-item>
        <text:list-item>
          <text:p text:style-name="P58">Más información en <text:a xlink:type="simple" xlink:href="https://docs.flutter.dev/cookbook/navigation/navigate-with-arguments" text:style-name="ListLabel_20_244" text:visited-style-name="ListLabel_20_244"><text:span text:style-name="T14">https://docs.flutter.dev/cookbook/navigation/navigate-with-arguments</text:span></text:a><text:a xlink:type="simple" xlink:href="https://docs.flutter.dev/cookbook/navigation/navigate-with-arguments?utm_source=chatgpt.com" text:style-name="ListLabel_20_244" text:visited-style-name="ListLabel_20_244"><text:span text:style-name="T14"><text:line-break/></text:span></text:a></text:p>
        </text:list-item>
      </text:list>
      <text:p text:style-name="Standard"><text:span text:style-name="T9">Ejemplo completo con onGenerateRoute y argumento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4"><text:span text:style-name="T15">import</text:span><text:span text:style-name="T16"> </text:span><text:span text:style-name="T19">'package:flutter/material.dart'</text:span><text:span text:style-name="T16">;<text:line-break/><text:line-break/></text:span><text:span text:style-name="T15">void</text:span><text:span text:style-name="T16"> main() =&gt; runApp(</text:span><text:span text:style-name="T15">const</text:span><text:span text:style-name="T16"> MyApp());<text:line-break/><text:line-break/></text:span><text:span text:style-name="T15">class</text:span><text:span text:style-name="T16"> </text:span><text:span text:style-name="T21">DetailArgs</text:span><text:span text:style-name="T16"> {<text:line-break/> <text:s/></text:span><text:span text:style-name="T15">final</text:span><text:span text:style-name="T16"> </text:span><text:span text:style-name="T25">int</text:span><text:span text:style-name="T16"> id;<text:line-break/> <text:s/></text:span><text:span text:style-name="T15">final</text:span><text:span text:style-name="T16"> </text:span><text:span text:style-name="T25">String</text:span><text:span text:style-name="T16"> title;<text:line-break/> <text:s/>DetailArgs(</text:span><text:span text:style-name="T15">this</text:span><text:span text:style-name="T16">.id, </text:span><text:span text:style-name="T15">this</text:span><text:span text:style-name="T16">.title);<text:line-break/>}<text:line-break/><text:line-break/></text:span><text:span text:style-name="T15">class</text:span><text:span text:style-name="T16"> </text:span><text:span text:style-name="T21">MyApp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const</text:span><text:span text:style-name="T16"> MyApp({</text:span><text:span text:style-name="T15">super</text:span><text:span text:style-name="T16">.key});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MaterialApp(<text:line-break/> <text:s text:c="5"/>title: </text:span><text:span text:style-name="T19">'Named Routes with Args'</text:span><text:span text:style-name="T16">,<text:line-break/> <text:s text:c="5"/>initialRoute: </text:span><text:span text:style-name="T19">'/'</text:span><text:span text:style-name="T16">,<text:line-break/> <text:s text:c="5"/>onGenerateRoute: (settings) {<text:line-break/> <text:s text:c="7"/></text:span><text:span text:style-name="T15">if</text:span><text:span text:style-name="T16"> (settings.name == DetailScreen.routeName) {<text:line-break/> <text:s text:c="9"/></text:span><text:span text:style-name="T15">final</text:span><text:span text:style-name="T16"> args = settings.arguments </text:span><text:span text:style-name="T15">as</text:span><text:span text:style-name="T16"> DetailArgs;<text:line-break/> <text:s text:c="9"/></text:span><text:span text:style-name="T15">return</text:span><text:span text:style-name="T16"> MaterialPageRoute(<text:line-break/> <text:s text:c="11"/>builder: (_) =&gt; DetailScreen(id: args.id, title: args.title),<text:line-break/> <text:s text:c="11"/>settings: settings,<text:line-break/> <text:s text:c="9"/>);<text:line-break/> <text:s text:c="7"/>}<text:line-break/> <text:s text:c="7"/></text:span><text:span text:style-name="T27">// default route</text:span><text:span text:style-name="T16"><text:line-break/> <text:s text:c="7"/></text:span><text:span text:style-name="T15">return</text:span><text:span text:style-name="T16"> MaterialPageRoute(builder: (_) =&gt; </text:span><text:span text:style-name="T15">const</text:span><text:span text:style-name="T16"> HomeScreen());<text:line-break/> <text:s text:c="5"/>},<text:line-break/> <text:s text:c="3"/>);<text:line-break/> <text:s/>}<text:line-break/>}<text:line-break/><text:line-break/></text:span><text:span text:style-name="T15">class</text:span><text:span text:style-name="T16"> </text:span><text:span text:style-name="T21">HomeScreen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const</text:span><text:span text:style-name="T16"> HomeScreen({</text:span><text:span text:style-name="T15">super</text:span><text:span text:style-name="T16">.key});<text:line-break/> <text:s/></text:span><text:span text:style-name="T23">@override</text:span><text:span text:style-name="T16"><text:line-break/> <text:s/>Widget build(BuildContext context) {<text:line-break/> <text:s text:c="3"/></text:span><text:span text:style-name="T15">final</text:span><text:span text:style-name="T16"> args = DetailArgs(</text:span><text:span text:style-name="T28">99</text:span><text:span text:style-name="T16">, </text:span><text:span text:style-name="T19">'Detalle desde Home'</text:span><text:span text:style-name="T16">);<text:line-break/> <text:s text:c="3"/></text:span><text:span text:style-name="T15">return</text:span><text:span text:style-name="T16"> Scaffold(<text:line-break/> <text:s text:c="5"/>appBar: AppBar(title: </text:span><text:span text:style-name="T15">const</text:span><text:span text:style-name="T16"> Text(</text:span><text:span text:style-name="T19">'Home (named)'</text:span><text:span text:style-name="T16">)),<text:line-break/> <text:s text:c="5"/>body: Center(<text:line-break/> <text:s text:c="7"/>child: ElevatedButton(<text:line-break/> <text:s text:c="9"/>onPressed: () {<text:line-break/> <text:s text:c="11"/>Navigator.pushNamed(context, DetailScreen.routeName, arguments: args);<text:line-break/> <text:s text:c="9"/>},<text:line-break/> <text:s text:c="9"/>child: </text:span><text:span text:style-name="T15">const</text:span><text:span text:style-name="T16"> Text(</text:span><text:span text:style-name="T19">'Ir a detalle (named + args)'</text:span><text:span text:style-name="T16">),<text:line-break/> <text:s text:c="7"/>),<text:line-break/> <text:s text:c="5"/>),<text:line-break/> <text:s text:c="3"/>);<text:line-break/> <text:s/>}<text:line-break/>}<text:line-break/><text:line-break/></text:span><text:span text:style-name="T15">class</text:span><text:span text:style-name="T16"> </text:span><text:span text:style-name="T21">DetailScreen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static</text:span><text:span text:style-name="T16"> </text:span><text:span text:style-name="T15">const</text:span><text:span text:style-name="T16"> routeName = </text:span><text:span text:style-name="T19">'/detail'</text:span><text:span text:style-name="T16">;<text:line-break/> <text:s/></text:span><text:span text:style-name="T15">final</text:span><text:span text:style-name="T16"> </text:span><text:span text:style-name="T25">int</text:span><text:span text:style-name="T16"> id;<text:line-break/> <text:s/></text:span><text:span text:style-name="T15">final</text:span><text:span text:style-name="T16"> </text:span><text:span text:style-name="T25">String</text:span><text:span text:style-name="T16"> title;<text:line-break/> <text:s/></text:span><text:span text:style-name="T15">const</text:span><text:span text:style-name="T16"> DetailScreen({</text:span><text:span text:style-name="T15">super</text:span><text:span text:style-name="T16">.key, required </text:span><text:span text:style-name="T15">this</text:span><text:span text:style-name="T16">.id, required </text:span><text:span text:style-name="T15">this</text:span><text:span text:style-name="T16">.title});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Scaffold(<text:line-break/> <text:s text:c="5"/>appBar: AppBar(title: Text(</text:span><text:span text:style-name="T19">'Detalle #$id'</text:span><text:span text:style-name="T16">)),<text:line-break/> <text:s text:c="5"/>body: Center(child: Text(</text:span><text:span text:style-name="T19">'Título: $title'</text:span><text:span text:style-name="T16">)),<text:line-break/> <text:s text:c="3"/>);<text:line-break/> <text:s/>}<text:line-break/>}</text:span></text:p>
          </table:table-cell>
        </table:table-row>
      </table:table>
      <text:p text:style-name="Standard"><text:span text:style-name="T9">Consejo</text:span>: Si tu app escala mucho, evita pasar objetos enormes por arguments en todas partes; para datos compartidos es más robusto usar un state manager (Provider, Riverpod, Bloc).</text:p>
      <text:p text:style-name="Standard"/>
      <text:p text:style-name="Heading_20_2"><text:bookmark text:name="_u45gh0duqg1z"/>3.3. Rutas nombradas: cuándo y cómo</text:p>
      <text:p text:style-name="Standard">Flutter permite declarar rutas con <text:span text:style-name="T9">routes / onGenerateRoute</text:span> y navegar con <text:span text:style-name="T9">pushNamed</text:span>. Nota importante: la documentación oficial menciona que las rutas nombradas ya no son recomendadas para la mayoría de apps modernas cuando se requiere deep linking, web o un control fino del stack; en esos casos es preferible la API de Router o un paquete declarativo como go_router. No obstante, las rutas nombradas siguen siendo útiles para apps simples o migraciones.<text:a xlink:type="simple" xlink:href="https://docs.flutter.dev/cookbook/navigation/navigate-with-arguments?utm_source=chatgpt.com" text:style-name="ListLabel_20_244" text:visited-style-name="ListLabel_20_244"><text:span text:style-name="T14"> </text:span></text:a>Más información en <text:a xlink:type="simple" xlink:href="https://docs.flutter.dev/cookbook/navigation/navigate-with-arguments" text:style-name="ListLabel_20_244" text:visited-style-name="ListLabel_20_244"><text:span text:style-name="T14">https://docs.flutter.dev/cookbook/navigation/navigate-with-arguments</text:span></text:a></text:p>
      <text:p text:style-name="Standard"><text:span text:style-name="T9">Pros de rutas nombradas</text:span></text:p>
      <text:list xml:id="list2194354213" text:style-name="WWNum3">
        <text:list-item>
          <text:p text:style-name="P59">Centralización de rutas.</text:p>
        </text:list-item>
        <text:list-item>
          <text:p text:style-name="P59">Fácil de llamar desde cualquier parte (solo el nombre).</text:p>
        </text:list-item>
      </text:list>
      <text:p text:style-name="Standard"><text:span text:style-name="T9">Contras</text:span></text:p>
      <text:list xml:id="list3903940386" text:style-name="WWNum8">
        <text:list-item>
          <text:p text:style-name="P60">Menos flexibles para deep links complejos y control del stack.</text:p>
        </text:list-item>
        <text:list-item>
          <text:p text:style-name="P60">Menos declarativas que Navigator 2.0 / GoRouter.</text:p>
        </text:list-item>
      </text:list>
      <text:p text:style-name="Heading_20_2"><text:bookmark text:name="_tyivnfpcb2ih"/>3.4. Go Router (declarativo, URL-friendly, recomendado para apps complejas / web)</text:p>
      <text:p text:style-name="Standard"><text:span text:style-name="T9">Qué es:</text:span> go_router es un paquete declarativo que usa la API de Router de Flutter para facilitar rutas basadas en URL, deep links, parámetros en path y query, redirecciones y navegación más predecible. Es la opción recomendada para apps con rutas complejas o targeting web + mobile.<text:a xlink:type="simple" xlink:href="https://pub.dev/packages/go_router?utm_source=chatgpt.com" text:style-name="ListLabel_20_244" text:visited-style-name="ListLabel_20_244"><text:span text:style-name="T14"> </text:span></text:a></text:p>
      <text:p text:style-name="Standard"/>
      <text:p text:style-name="Standard"><text:span text:style-name="T9">Idea clave (go vs push):</text:span></text:p>
      <text:list xml:id="list1927151155" text:style-name="WWNum18">
        <text:list-item>
          <text:p text:style-name="P61"><text:span text:style-name="T9">context.push(...) </text:span>añade una página encima de la pila (similar a Navigator.push)</text:p>
        </text:list-item>
        <text:list-item>
          <text:p text:style-name="P61"><text:span text:style-name="T9">context.go(...)</text:span> navega a una ubicación declarativa; según la jerarquía de rutas puede reemplazar rutas intermedias (comportamiento más declarativo). Entender la diferencia es importante para predecir el estado del stack.</text:p>
        </text:list-item>
      </text:list>
      <text:p text:style-name="Standard"><text:span text:style-name="T9">Ejemplo completo con go_router (path parameter + extra + MaterialApp.router)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4"><text:span text:style-name="T15">import</text:span><text:span text:style-name="T16"> </text:span><text:span text:style-name="T19">'package:flutter/material.dart'</text:span><text:span text:style-name="T16">;<text:line-break/></text:span><text:span text:style-name="T15">import</text:span><text:span text:style-name="T16"> </text:span><text:span text:style-name="T19">'package:go_router/go_router.dart'</text:span><text:span text:style-name="T16">;<text:line-break/><text:line-break/></text:span><text:span text:style-name="T15">void</text:span><text:span text:style-name="T16"> main() =&gt; runApp(</text:span><text:span text:style-name="T15">const</text:span><text:span text:style-name="T16"> MyApp());<text:line-break/><text:line-break/></text:span><text:span text:style-name="T15">final</text:span><text:span text:style-name="T16"> GoRouter _router = GoRouter(<text:line-break/> <text:s/>initialLocation: </text:span><text:span text:style-name="T19">'/'</text:span><text:span text:style-name="T16">,<text:line-break/> <text:s/>routes: [<text:line-break/> <text:s text:c="3"/>GoRoute(<text:line-break/> <text:s text:c="5"/>path: </text:span><text:span text:style-name="T19">'/'</text:span><text:span text:style-name="T16">,<text:line-break/> <text:s text:c="5"/>name: </text:span><text:span text:style-name="T19">'home'</text:span><text:span text:style-name="T16">,<text:line-break/> <text:s text:c="5"/>builder: (context, state) =&gt; </text:span><text:span text:style-name="T15">const</text:span><text:span text:style-name="T16"> HomeScreen(),<text:line-break/> <text:s text:c="5"/>routes: [<text:line-break/> <text:s text:c="7"/></text:span><text:span text:style-name="T27">// subruta con parametro en path</text:span><text:span text:style-name="T16"><text:line-break/> <text:s text:c="7"/>GoRoute(<text:line-break/> <text:s text:c="9"/>path: </text:span><text:span text:style-name="T19">'details/:id'</text:span><text:span text:style-name="T16">,<text:line-break/> <text:s text:c="9"/>name: </text:span><text:span text:style-name="T19">'details'</text:span><text:span text:style-name="T16">,<text:line-break/> <text:s text:c="9"/>builder: (context, state) {<text:line-break/> <text:s text:c="11"/></text:span><text:span text:style-name="T15">final</text:span><text:span text:style-name="T16"> id = state.params[</text:span><text:span text:style-name="T19">'id'</text:span><text:span text:style-name="T16">]!; </text:span><text:span text:style-name="T27">// path param</text:span><text:span text:style-name="T16"><text:line-break/> <text:s text:c="11"/></text:span><text:span text:style-name="T15">final</text:span><text:span text:style-name="T16"> extra = state.extra </text:span><text:span text:style-name="T15">as</text:span><text:span text:style-name="T16"> </text:span><text:span text:style-name="T25">String</text:span><text:span text:style-name="T16">?; </text:span><text:span text:style-name="T27">// extra (opcional)</text:span><text:span text:style-name="T16"><text:line-break/> <text:s text:c="11"/></text:span><text:span text:style-name="T15">return</text:span><text:span text:style-name="T16"> DetailsScreen(id: id, extra: extra);<text:line-break/> <text:s text:c="9"/>},<text:line-break/> <text:s text:c="7"/>),<text:line-break/> <text:s text:c="5"/>],<text:line-break/> <text:s text:c="3"/>),<text:line-break/> <text:s/>],<text:line-break/>);<text:line-break/><text:line-break/></text:span><text:span text:style-name="T15">class</text:span><text:span text:style-name="T16"> </text:span><text:span text:style-name="T21">MyApp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const</text:span><text:span text:style-name="T16"> MyApp({</text:span><text:span text:style-name="T15">super</text:span><text:span text:style-name="T16">.key});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MaterialApp.router(<text:line-break/> <text:s text:c="5"/>title: </text:span><text:span text:style-name="T19">'GoRouter Demo'</text:span><text:span text:style-name="T16">,<text:line-break/> <text:s text:c="5"/>routerConfig: _router,<text:line-break/> <text:s text:c="5"/>debugShowCheckedModeBanner: </text:span><text:span text:style-name="T15">false</text:span><text:span text:style-name="T16">,<text:line-break/> <text:s text:c="3"/>);<text:line-break/> <text:s/>}<text:line-break/>}<text:line-break/><text:line-break/></text:span><text:span text:style-name="T15">class</text:span><text:span text:style-name="T16"> </text:span><text:span text:style-name="T21">HomeScreen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const</text:span><text:span text:style-name="T16"> HomeScreen({</text:span><text:span text:style-name="T15">super</text:span><text:span text:style-name="T16">.key});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Scaffold(<text:line-break/> <text:s text:c="5"/>appBar: AppBar(title: </text:span><text:span text:style-name="T15">const</text:span><text:span text:style-name="T16"> Text(</text:span><text:span text:style-name="T19">'Home (GoRouter)'</text:span><text:span text:style-name="T16">)),<text:line-break/> <text:s text:c="5"/>body: Center(<text:line-break/> <text:s text:c="7"/>child: Column(mainAxisSize: MainAxisSize.min, children: [<text:line-break/> <text:s text:c="9"/>ElevatedButton(<text:line-break/> <text:s text:c="11"/>onPressed: () {<text:line-break/> <text:s text:c="13"/></text:span><text:span text:style-name="T27">// navegar usando path param</text:span><text:span text:style-name="T16"><text:line-break/> <text:s text:c="13"/>context.go(</text:span><text:span text:style-name="T19">'/details/42'</text:span><text:span text:style-name="T16">);<text:line-break/> <text:s text:c="11"/>},<text:line-break/> <text:s text:c="11"/>child: </text:span><text:span text:style-name="T15">const</text:span><text:span text:style-name="T16"> Text(</text:span><text:span text:style-name="T19">'Ir a details/42 (context.go)'</text:span><text:span text:style-name="T16">),<text:line-break/> <text:s text:c="9"/>),<text:line-break/> <text:s text:c="9"/>ElevatedButton(<text:line-break/> <text:s text:c="11"/>onPressed: () </text:span><text:span text:style-name="T15">async</text:span><text:span text:style-name="T16"> {<text:line-break/> <text:s text:c="13"/></text:span><text:span text:style-name="T27">// push mantiene el stack y permite que al hacer pop volvamos a esta pantalla</text:span><text:span text:style-name="T16"><text:line-break/> <text:s text:c="13"/></text:span><text:span text:style-name="T15">await</text:span><text:span text:style-name="T16"> context.push(</text:span><text:span text:style-name="T19">'/details/99'</text:span><text:span text:style-name="T16">, extra: </text:span><text:span text:style-name="T19">'Extra desde Home'</text:span><text:span text:style-name="T16">);<text:line-break/> <text:s text:c="13"/></text:span><text:span text:style-name="T27">// Aquí podemos ejecutar lógica tras volver (si se usó push y se hizo pop)</text:span><text:span text:style-name="T16"><text:line-break/> <text:s text:c="13"/>ScaffoldMessenger.of(context).showSnackBar(<text:line-break/> <text:s text:c="15"/></text:span><text:span text:style-name="T15">const</text:span><text:span text:style-name="T16"> SnackBar(content: Text(</text:span><text:span text:style-name="T19">'Volvimos desde details (push)'</text:span><text:span text:style-name="T16">)),<text:line-break/> <text:s text:c="13"/>);<text:line-break/> <text:s text:c="11"/>},<text:line-break/> <text:s text:c="11"/>child: </text:span><text:span text:style-name="T15">const</text:span><text:span text:style-name="T16"> Text(</text:span><text:span text:style-name="T19">'Push /details/99 (context.push + extra)'</text:span><text:span text:style-name="T16">),<text:line-break/> <text:s text:c="9"/>),<text:line-break/> <text:s text:c="7"/>]),<text:line-break/> <text:s text:c="5"/>),<text:line-break/> <text:s text:c="3"/>);<text:line-break/> <text:s/>}<text:line-break/>}<text:line-break/><text:line-break/></text:span><text:span text:style-name="T15">class</text:span><text:span text:style-name="T16"> </text:span><text:span text:style-name="T21">DetailsScreen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final</text:span><text:span text:style-name="T16"> </text:span><text:span text:style-name="T25">String</text:span><text:span text:style-name="T16"> id;<text:line-break/> <text:s/></text:span><text:span text:style-name="T15">final</text:span><text:span text:style-name="T16"> </text:span><text:span text:style-name="T25">String</text:span><text:span text:style-name="T16">? extra;<text:line-break/> <text:s/></text:span><text:span text:style-name="T15">const</text:span><text:span text:style-name="T16"> DetailsScreen({</text:span><text:span text:style-name="T15">super</text:span><text:span text:style-name="T16">.key, required </text:span><text:span text:style-name="T15">this</text:span><text:span text:style-name="T16">.id, </text:span><text:span text:style-name="T15">this</text:span><text:span text:style-name="T16">.extra});<text:line-break/>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Scaffold(<text:line-break/> <text:s text:c="5"/>appBar: AppBar(title: Text(</text:span><text:span text:style-name="T19">'Details #$id'</text:span><text:span text:style-name="T16">)),<text:line-break/> <text:s text:c="5"/>body: Center(<text:line-break/> <text:s text:c="7"/>child: Column(mainAxisSize: MainAxisSize.min, children: [<text:line-break/> <text:s text:c="9"/>Text(</text:span><text:span text:style-name="T19">'ID: $id'</text:span><text:span text:style-name="T16">),<text:line-break/> <text:s text:c="9"/></text:span><text:span text:style-name="T15">if</text:span><text:span text:style-name="T16"> (extra != </text:span><text:span text:style-name="T15">null</text:span><text:span text:style-name="T16">) Text(</text:span><text:span text:style-name="T19">'Extra: $extra'</text:span><text:span text:style-name="T16">),<text:line-break/> <text:s text:c="9"/></text:span><text:span text:style-name="T15">const</text:span><text:span text:style-name="T16"> SizedBox(height: </text:span><text:span text:style-name="T28">12</text:span><text:span text:style-name="T16">),<text:line-break/> <text:s text:c="9"/>ElevatedButton(<text:line-break/> <text:s text:c="11"/>onPressed: () =&gt; context.pop(), </text:span><text:span text:style-name="T27">// equivalente a Navigator.pop(context)</text:span><text:span text:style-name="T16"><text:line-break/> <text:s text:c="11"/>child: </text:span><text:span text:style-name="T15">const</text:span><text:span text:style-name="T16"> Text(</text:span><text:span text:style-name="T19">'Volver'</text:span><text:span text:style-name="T16">),<text:line-break/> <text:s text:c="9"/>),<text:line-break/> <text:s text:c="7"/>]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Notas GoRouter</text:span></text:p>
      <text:list xml:id="list4238423756" text:style-name="WWNum19">
        <text:list-item>
          <text:p text:style-name="P62">Puedes usar state.params (path params), state.uri.queryParameters (query params) y state.extra (objetos) para pasar datos.</text:p>
        </text:list-item>
        <text:list-item>
          <text:p text:style-name="P62">context.goNamed('name', params: {...}, queryParams: {...}) es útil cuando defines name en GoRoute.</text:p>
        </text:list-item>
        <text:list-item>
          <text:p text:style-name="P62"><text:span text:style-name="T9">Push vs Go</text:span>: elige push si quieres apilar y luego volver al punto anterior; usa go cuando quieres navegar declarativamente a una ubicación (útil para deep links y rutas "salto directo")</text:p>
          <text:list>
            <text:list-item>
              <text:p text:style-name="P81"><text:a xlink:type="simple" xlink:href="https://codewithandrea.com/articles/flutter-navigation-gorouter-go-vs-push" text:style-name="ListLabel_20_244" text:visited-style-name="ListLabel_20_244"><text:span text:style-name="T14">https://codewithandrea.com/articles/flutter-navigation-gorouter-go-vs-push</text:span></text:a></text:p>
            </text:list-item>
          </text:list>
        </text:list-item>
      </text:list>
      <text:p text:style-name="Heading_20_2"><text:bookmark text:name="_cgvmvgnvr4d2"/>3.5. Buenas prácticas y cuándo usar cada técnica</text:p>
      <text:list xml:id="list2336228371" text:style-name="WWNum11">
        <text:list-item>
          <text:p text:style-name="P63">Navigator.push / MaterialPageRoute — ideal para demostraciones rápidas o pantallas modales/temporales. Fácil y directo.</text:p>
        </text:list-item>
        <text:list-item>
          <text:p text:style-name="P63">Rutas nombradas (pushNamed) — aceptable en apps simples; si tu app crece y necesita deep linking, reconsidera.</text:p>
        </text:list-item>
        <text:list-item>
          <text:p text:style-name="P63">onGenerateRoute — útil para validar/centrar la creación de rutas con argumentos tipados.</text:p>
        </text:list-item>
        <text:list-item>
          <text:p text:style-name="P63">go_router (o Router API) — recomendado para apps complejas, web, deep linking, autenticación y redirecciones. Maneja parámetros, query y extra de forma declarativa.</text:p>
        </text:list-item>
        <text:list-item>
          <text:p text:style-name="P63">Evita pasar objetos gigantes por argumentos repetidamente; usa un state manager para datos compartidos (Provider, Riverpod, Bloc).</text:p>
        </text:list-item>
        <text:list-item>
          <text:p text:style-name="P63">Control del stack: aprende métodos como pushReplacement, pushAndRemoveUntil y las diferencias go/push en go_router.</text:p>
        </text:list-item>
      </text:list>
      <text:p text:style-name="Heading_20_1"><text:bookmark text:name="_ipkpvf5y5ab2"/>4. Gestión de estado en Flutter</text:p>
      <text:p text:style-name="Standard"><text:span text:style-name="T9">🔷 ¿Qué es el estado?</text:span></text:p>
      <text:p text:style-name="Standard">El estado en Flutter es cualquier dato que cambia con el tiempo y que afecta directamente a la interfaz de usuario.<text:line-break/><text:span text:style-name="T9"> Algunos ejemplos comunes:</text:span></text:p>
      <text:list xml:id="list1603169139" text:style-name="WWNum1">
        <text:list-item>
          <text:p text:style-name="P72">El valor de un contador.</text:p>
        </text:list-item>
        <text:list-item>
          <text:p text:style-name="P47"><text:soft-page-break/>El usuario autenticado en la aplicación.</text:p>
        </text:list-item>
        <text:list-item>
          <text:p text:style-name="P74">Los items de un carrito de compras.</text:p>
        </text:list-item>
      </text:list>
      <text:p text:style-name="Standard">Cuando el estado cambia, Flutter necesita reconstruir los widgets que dependen de él, para reflejar la nueva información en pantalla.</text:p>
      <text:p text:style-name="Standard"/>
      <text:p text:style-name="Standard"><text:span text:style-name="T9">🔷 ¿Por qué necesitamos gestores de estado?</text:span></text:p>
      <text:p text:style-name="Standard">En Flutter, cada vez que un dato cambia, es necesario reconstruir los widgets que dependen de él para que la interfaz muestre la información actualizada.</text:p>
      <text:p text:style-name="Standard">Si trabajamos con aplicaciones pequeñas (por ejemplo, un simple contador), podemos manejar estos cambios fácilmente con setState(). Sin embargo, a medida que la aplicación crece, aparecen varios problemas:</text:p>
      <text:list xml:id="list2258875053" text:style-name="WWNum5">
        <text:list-item>
          <text:p text:style-name="P73"><text:span text:style-name="T9">Complejidad en el manejo de datos</text:span></text:p>
          <text:list>
            <text:list-item>
              <text:p text:style-name="P77">Una aplicación real suele tener muchos datos cambiantes: usuario autenticado, productos de un carrito, temas de configuración, conexión a internet, etc.</text:p>
            </text:list-item>
            <text:list-item>
              <text:p text:style-name="P77">Si tratamos de manejar todo esto con setState, la lógica se vuelve confusa y difícil de mantener.</text:p>
            </text:list-item>
          </text:list>
        </text:list-item>
        <text:list-item>
          <text:p text:style-name="P48"><text:span text:style-name="T9">Escalabilidad</text:span></text:p>
          <text:list>
            <text:list-item>
              <text:p text:style-name="P77">En apps grandes, el estado no afecta a un solo widget, sino a múltiples pantallas y componentes.</text:p>
            </text:list-item>
            <text:list-item>
              <text:p text:style-name="P77">Pasar los datos manualmente entre widgets (lo que se conoce como prop drilling) se convierte en un caos.</text:p>
            </text:list-item>
          </text:list>
        </text:list-item>
        <text:list-item>
          <text:p text:style-name="P48"><text:span text:style-name="T9">Separación de responsabilidades</text:span></text:p>
          <text:list>
            <text:list-item>
              <text:p text:style-name="P77">Si mezclamos lógica de negocio con UI, cada widget termina siendo enorme y poco reutilizable.</text:p>
            </text:list-item>
            <text:list-item>
              <text:p text:style-name="P77">Los gestores de estado nos permiten mantener la lógica en un lugar y la UI en otro, haciendo el código más limpio y fácil de extender.</text:p>
            </text:list-item>
          </text:list>
        </text:list-item>
        <text:list-item>
          <text:p text:style-name="P48"><text:span text:style-name="T9">Reactividad</text:span></text:p>
          <text:list>
            <text:list-item>
              <text:p text:style-name="P77">Queremos que la app responda automáticamente cuando cambie un dato (ejemplo: mostrar "Sesión expirada" si el token del usuario deja de ser válido).</text:p>
            </text:list-item>
            <text:list-item>
              <text:p text:style-name="P77">Los gestores de estado implementan mecanismos reactivos que notifican a los widgets cuando deben actualizarse.</text:p>
            </text:list-item>
          </text:list>
        </text:list-item>
        <text:list-item>
          <text:p text:style-name="P48"><text:span text:style-name="T9">Testabilidad</text:span></text:p>
          <text:list>
            <text:list-item>
              <text:p text:style-name="P77">Es más fácil probar la lógica de negocio cuando está separada del UI.</text:p>
            </text:list-item>
            <text:list-item>
              <text:p text:style-name="P83">Con un gestor de estado podemos simular eventos y comprobar los resultados.</text:p>
            </text:list-item>
          </text:list>
        </text:list-item>
      </text:list>
      <text:p text:style-name="P15"/>
      <text:p text:style-name="Standard"><text:span text:style-name="T9">👉 En resumen:<text:line-break/></text:span>Los gestores de estado en Flutter son fundamentales porque permiten construir apps mantenibles, escalables, reactivas y fáciles de probar. <text:s/>Sin ellos, el código se vuelve rápidamente inmanejable, incluso en aplicaciones de tamaño medio.</text:p>
      <text:p text:style-name="Standard"/>
      <text:p text:style-name="Standard">Flutter no impone una única forma de manejar el estado. Existen múltiples enfoques, que varían en simplicidad, escalabilidad y robustez. A continuación, revisamos los más usados:</text:p>
      <text:p text:style-name="Heading_20_2"><text:bookmark text:name="_c4tu0lznnqw"/>4. 1. setState() → Estado Local</text:p>
      <text:p text:style-name="Standard">Es la forma más sencilla y directa. Se usa cuando el estado afecta solo a un widget o a un número reducido de widgets dentro de la misma pantalla.</text:p>
      <text:p text:style-name="Standard"><text:span text:style-name="T9">Ejemplo: Contador básico con setState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4"><text:span text:style-name="T15">import</text:span><text:span text:style-name="T16"> </text:span><text:span text:style-name="T19">'package:flutter/material.dart'</text:span><text:span text:style-name="T16">;<text:line-break/><text:line-break/></text:span><text:span text:style-name="T15">class</text:span><text:span text:style-name="T16"> </text:span><text:span text:style-name="T21">Contador</text:span><text:span text:style-name="T16"> </text:span><text:span text:style-name="T15">extends</text:span><text:span text:style-name="T16"> </text:span><text:span text:style-name="T21">StatefulWidget</text:span><text:span text:style-name="T16"> {<text:line-break/> <text:s/></text:span><text:span text:style-name="T15">const</text:span><text:span text:style-name="T16"> Contador({</text:span><text:span text:style-name="T15">super</text:span><text:span text:style-name="T16">.key});<text:line-break/><text:line-break/> <text:s/></text:span><text:span text:style-name="T23">@override</text:span><text:span text:style-name="T16"><text:line-break/> <text:s/>State&lt;Contador&gt; createState() =&gt; _ContadorState();<text:line-break/>}<text:line-break/><text:line-break/></text:span><text:span text:style-name="T15">class</text:span><text:span text:style-name="T16"> </text:span><text:span text:style-name="T21">_ContadorState</text:span><text:span text:style-name="T16"> </text:span><text:span text:style-name="T15">extends</text:span><text:span text:style-name="T16"> </text:span><text:span text:style-name="T21">State</text:span><text:span text:style-name="T16">&lt;</text:span><text:span text:style-name="T21">Contador</text:span><text:span text:style-name="T16">&gt; {<text:line-break/> <text:s/></text:span><text:span text:style-name="T25">int</text:span><text:span text:style-name="T16"> valor = </text:span><text:span text:style-name="T28">0</text:span><text:span text:style-name="T16">;<text:line-break/><text:line-break/> <text:s/></text:span><text:span text:style-name="T15">void</text:span><text:span text:style-name="T16"> incrementar() {<text:line-break/> <text:s text:c="3"/>setState(() {<text:line-break/> <text:s text:c="5"/>valor++;<text:line-break/> <text:s text:c="3"/>});<text:line-break/> <text:s/>}<text:line-break/>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Scaffold(<text:line-break/> <text:s text:c="5"/>appBar: AppBar(title: </text:span><text:span text:style-name="T15">const</text:span><text:span text:style-name="T16"> Text(</text:span><text:span text:style-name="T19">"setState Demo"</text:span><text:span text:style-name="T16">)),<text:line-break/> <text:s text:c="5"/>body: Center(<text:line-break/> <text:s text:c="7"/>child: Text(</text:span><text:span text:style-name="T19">"Valor: $valor"</text:span><text:span text:style-name="T16">, style: </text:span><text:span text:style-name="T15">const</text:span><text:span text:style-name="T16"> TextStyle(fontSize: </text:span><text:span text:style-name="T28">24</text:span><text:span text:style-name="T16">)),<text:line-break/> <text:s text:c="5"/>),<text:line-break/> <text:s text:c="5"/>floatingActionButton: FloatingActionButton(<text:line-break/> <text:s text:c="7"/>onPressed: incrementar,<text:line-break/> <text:s text:c="7"/>child: </text:span><text:span text:style-name="T15">const</text:span><text:span text:style-name="T16">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><text:span text:style-name="T9">✅ Ventajas</text:span>: fácil de implementar, ideal para prototipos o apps pequeñas.<text:line-break/><text:span text:style-name="T9">⚠️ Limitaciones</text:span>: se complica en proyectos medianos/grandes, ya que la lógica queda acoplada al widget.</text:p>
      <text:p text:style-name="Heading_20_2"><text:bookmark text:name="_hbi2krhs3uxb"/>4. 2. Provider → Estado Global</text:p>
      <text:p text:style-name="Standard">La biblioteca provider es una biblioteca oficial de la comunidad Flutter que implementa el patrón ChangeNotifier. Permite exponer datos a toda la app sin necesidad de pasarlos manualmente entre widgets (lo que se conoce como prop drilling).</text:p>
      <text:p text:style-name="Standard"><text:span text:style-name="T9">Ejemplo: Definir modelo de estado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4"><text:span text:style-name="T15">import</text:span><text:span text:style-name="T16"> </text:span><text:span text:style-name="T19">'package:flutter/material.dart'</text:span><text:span text:style-name="T16">;<text:line-break/><text:line-break/></text:span><text:span text:style-name="T15">class</text:span><text:span text:style-name="T16"> </text:span><text:span text:style-name="T21">ContadorModel</text:span><text:span text:style-name="T16"> </text:span><text:span text:style-name="T15">extends</text:span><text:span text:style-name="T16"> </text:span><text:span text:style-name="T21">ChangeNotifier</text:span><text:span text:style-name="T16"> {<text:line-break/> <text:s/></text:span><text:span text:style-name="T25">int</text:span><text:span text:style-name="T16"> _valor = </text:span><text:span text:style-name="T28">0</text:span><text:span text:style-name="T16">;<text:line-break/> <text:s/></text:span><text:span text:style-name="T25">int</text:span><text:span text:style-name="T16"> </text:span><text:span text:style-name="T15">get</text:span><text:span text:style-name="T16"> valor =&gt; _valor;<text:line-break/><text:line-break/> <text:s/></text:span><text:span text:style-name="T15">void</text:span><text:span text:style-name="T16"> incrementar() {<text:line-break/> <text:s text:c="3"/>_valor++;<text:line-break/> <text:s text:c="3"/>notifyListeners(); </text:span><text:span text:style-name="T27">// Notifica a los widgets consumidores</text:span><text:span text:style-name="T16"><text:line-break/> <text:s/>}<text:line-break/>}</text:span></text:p>
          </table:table-cell>
        </table:table-row>
      </table:table>
      <text:p text:style-name="Standard"/>
      <text:p text:style-name="Standard"><text:span text:style-name="T9">Integración en la app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4"><text:span text:style-name="T15">import</text:span><text:span text:style-name="T16"> </text:span><text:span text:style-name="T19">'package:flutter/material.dart'</text:span><text:span text:style-name="T16">;<text:line-break/></text:span><text:span text:style-name="T15">import</text:span><text:span text:style-name="T16"> </text:span><text:span text:style-name="T19">'package:provider/provider.dart'</text:span><text:span text:style-name="T16">;<text:line-break/></text:span><text:span text:style-name="T15">import</text:span><text:span text:style-name="T16"> </text:span><text:span text:style-name="T19">'contador_model.dart'</text:span><text:span text:style-name="T16">; </text:span><text:span text:style-name="T27">// tu clase de estado</text:span><text:span text:style-name="T16"><text:line-break/><text:line-break/></text:span><text:span text:style-name="T15">void</text:span><text:span text:style-name="T16"> main() {<text:line-break/> <text:s/>runApp(<text:line-break/> <text:s text:c="3"/>ChangeNotifierProvider(<text:line-break/> <text:s text:c="5"/>create: (_) =&gt; ContadorModel(),<text:line-break/> <text:s text:c="5"/>child: </text:span><text:span text:style-name="T15">const</text:span><text:span text:style-name="T16"> MyApp(),<text:line-break/> <text:s text:c="3"/>),<text:line-break/> <text:s/>);<text:line-break/>}<text:line-break/><text:line-break/></text:span><text:span text:style-name="T15">class</text:span><text:span text:style-name="T16"> </text:span><text:span text:style-name="T21">MyApp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const</text:span><text:span text:style-name="T16"> MyApp({</text:span><text:span text:style-name="T15">super</text:span><text:span text:style-name="T16">.key});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</text:span><text:span text:style-name="T15">const</text:span><text:span text:style-name="T16"> MaterialApp(home: HomePage());<text:line-break/> <text:s/>}<text:line-break/>}<text:line-break/><text:line-break/></text:span><text:span text:style-name="T15">class</text:span><text:span text:style-name="T16"> </text:span><text:span text:style-name="T21">HomePage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const</text:span><text:span text:style-name="T16"> HomePage({</text:span><text:span text:style-name="T15">super</text:span><text:span text:style-name="T16">.key});<text:line-break/> <text:s/></text:span><text:span text:style-name="T23">@override</text:span><text:span text:style-name="T16"><text:line-break/> <text:s/>Widget build(BuildContext context) {<text:line-break/> <text:s text:c="3"/></text:span><text:span text:style-name="T15">final</text:span><text:span text:style-name="T16"> contador = Provider.of&lt;ContadorModel&gt;(context);<text:line-break/><text:line-break/> <text:s text:c="3"/></text:span><text:span text:style-name="T15">return</text:span><text:span text:style-name="T16"> Scaffold(<text:line-break/> <text:s text:c="5"/>appBar: AppBar(title: </text:span><text:span text:style-name="T15">const</text:span><text:span text:style-name="T16"> Text(</text:span><text:span text:style-name="T19">"Provider Demo"</text:span><text:span text:style-name="T16">)),<text:line-break/> <text:s text:c="5"/>body: Center(<text:line-break/> <text:s text:c="7"/>child: Text(</text:span><text:span text:style-name="T19">"Valor: </text:span><text:span text:style-name="T16">${contador.valor}</text:span><text:span text:style-name="T19">"</text:span><text:span text:style-name="T16">, style: </text:span><text:span text:style-name="T15">const</text:span><text:span text:style-name="T16"> TextStyle(fontSize: </text:span><text:span text:style-name="T28">24</text:span><text:span text:style-name="T16">)),<text:line-break/> <text:s text:c="5"/>),<text:line-break/> <text:s text:c="5"/>floatingActionButton: FloatingActionButton(<text:line-break/> <text:s text:c="7"/>onPressed: contador.incrementar,<text:line-break/> <text:s text:c="7"/>child: </text:span><text:span text:style-name="T15">const</text:span><text:span text:style-name="T16">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✅ Ventajas</text:span>: sencillo, escalable, oficial y muy usado.<text:line-break/><text:span text:style-name="T9">⚠️ Limitaciones:</text:span> el ChangeNotifier puede volverse difícil de mantener si el estado crece demasiado.</text:p>
      <text:p text:style-name="Heading_20_2"><text:bookmark text:name="_3uky6rcmu4ed"/>4. 3. Riverpod → Moderno, escalable y desacoplado</text:p>
      <text:p text:style-name="Standard">La biblioteca flutter_riverpod es la evolución de Provider, más seguro en tiempo de compilación, desacoplado y con menos boilerplate.</text:p>
      <text:p text:style-name="Standard"/>
      <text:p text:style-name="Standard"><text:span text:style-name="T9">Ejemplo: Definir Provider con StateNotifier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4"><text:span text:style-name="T17">import</text:span><text:span text:style-name="T18"> </text:span><text:span text:style-name="T20">'package:flutter_riverpod/flutter_riverpod.dart'</text:span><text:span text:style-name="T18">;<text:line-break/><text:line-break/></text:span><text:span text:style-name="T17">final</text:span><text:span text:style-name="T18"> contadorProvider = StateNotifierProvider&lt;Contador, </text:span><text:span text:style-name="T26">int</text:span><text:span text:style-name="T18">&gt;((ref) {<text:line-break/> <text:s/></text:span><text:span text:style-name="T17">return</text:span><text:span text:style-name="T18"> Contador();<text:line-break/>});<text:line-break/><text:line-break/></text:span><text:span text:style-name="T17">class</text:span><text:span text:style-name="T18"> </text:span><text:span text:style-name="T22">Contador</text:span><text:span text:style-name="T18"> </text:span><text:span text:style-name="T17">extends</text:span><text:span text:style-name="T18"> </text:span><text:span text:style-name="T22">StateNotifier</text:span><text:span text:style-name="T18">&lt;</text:span><text:span text:style-name="T22">int</text:span><text:span text:style-name="T18">&gt; {<text:line-break/> <text:s/>Contador() : </text:span><text:span text:style-name="T17">super</text:span><text:span text:style-name="T18">(</text:span><text:span text:style-name="T29">0</text:span><text:span text:style-name="T18">);<text:line-break/> <text:s/></text:span><text:span text:style-name="T17">void</text:span><text:span text:style-name="T18"> incrementar() =&gt; state++;<text:line-break/>}<text:line-break/><text:line-break/>Uso en un ConsumerWidget<text:line-break/></text:span><text:span text:style-name="T17">import</text:span><text:span text:style-name="T18"> </text:span><text:span text:style-name="T20">'package:flutter/material.dart'</text:span><text:span text:style-name="T18">;<text:line-break/></text:span><text:span text:style-name="T17">import</text:span><text:span text:style-name="T18"> </text:span><text:span text:style-name="T20">'package:flutter_riverpod/flutter_riverpod.dart'</text:span><text:span text:style-name="T18">;<text:line-break/></text:span><text:span text:style-name="T17">import</text:span><text:span text:style-name="T18"> </text:span><text:span text:style-name="T20">'contador_provider.dart'</text:span><text:span text:style-name="T18">;<text:line-break/><text:line-break/></text:span><text:span text:style-name="T17">class</text:span><text:span text:style-name="T18"> </text:span><text:span text:style-name="T22">Home</text:span><text:span text:style-name="T18"> </text:span><text:span text:style-name="T17">extends</text:span><text:span text:style-name="T18"> </text:span><text:span text:style-name="T22">ConsumerWidget</text:span><text:span text:style-name="T18"> {<text:line-break/> <text:s/></text:span><text:span text:style-name="T17">const</text:span><text:span text:style-name="T18"> Home({</text:span><text:span text:style-name="T17">super</text:span><text:span text:style-name="T18">.key});<text:line-break/><text:line-break/> <text:s/></text:span><text:span text:style-name="T24">@override</text:span><text:span text:style-name="T18"><text:line-break/> <text:s/>Widget build(BuildContext context, WidgetRef ref) {<text:line-break/> <text:s text:c="3"/></text:span><text:span text:style-name="T17">final</text:span><text:span text:style-name="T18"> valor = ref.watch(contadorProvider);<text:line-break/><text:line-break/> <text:s text:c="3"/></text:span><text:span text:style-name="T17">return</text:span><text:span text:style-name="T18"> Scaffold(<text:line-break/> <text:s text:c="5"/>appBar: AppBar(title: </text:span><text:span text:style-name="T17">const</text:span><text:span text:style-name="T18"> Text(</text:span><text:span text:style-name="T20">"Riverpod Demo"</text:span><text:span text:style-name="T18">)),<text:line-break/> <text:s text:c="5"/>body: Center(<text:line-break/> <text:s text:c="7"/>child: Text(</text:span><text:span text:style-name="T20">"Contador: $valor"</text:span><text:span text:style-name="T18">, style: </text:span><text:span text:style-name="T17">const</text:span><text:span text:style-name="T18"> TextStyle(fontSize: </text:span><text:span text:style-name="T29">24</text:span><text:span text:style-name="T18">)),<text:line-break/> <text:s text:c="5"/>),<text:line-break/> <text:s text:c="5"/>floatingActionButton: FloatingActionButton(<text:line-break/> <text:s text:c="7"/>onPressed: () =&gt; ref.read(contadorProvider.notifier).incrementar(),<text:line-break/> <text:s text:c="7"/>child: </text:span><text:span text:style-name="T17">const</text:span><text:span text:style-name="T18">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><text:span text:style-name="T9">✅ Ventajas:</text:span> más moderno, desacoplado, testable, muy usado en proyectos grandes.<text:line-break/><text:span text:style-name="T9">⚠️ Limitaciones:</text:span> curva de aprendizaje un poco más alta que Provider.</text:p>
      <text:p text:style-name="Heading_20_1"><text:bookmark text:name="_ncs3x1cb8dso"/>5. Diseño responsive y adaptabilidad en Flutter</text:p>
      <text:p text:style-name="Standard">En el desarrollo móvil y multiplataforma, uno de los mayores retos es que la aplicación se vea y funcione correctamente en diferentes dispositivos: móviles pequeños, tablets grandes e incluso pantallas web o de escritorio.</text:p>
      <text:p text:style-name="Standard">Flutter nos facilita este trabajo con una serie de herramientas que permiten crear interfaces adaptables y flexibles que se ajustan automáticamente al entorno.</text:p>
      <text:p text:style-name="Standard"><text:span text:style-name="T9">📌 Conceptos Clave de Responsividad</text:span></text:p>
      <text:p text:style-name="Standard"><text:span text:style-name="T9">🔹 MediaQuery</text:span></text:p>
      <text:p text:style-name="Standard">Permite acceder a información del dispositivo: tamaño de pantalla, orientación, densidad de píxeles, etc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4"><text:span text:style-name="T15">final</text:span><text:span text:style-name="T16"> screenSize = MediaQuery.of(context).size;<text:line-break/></text:span><text:span text:style-name="T15">final</text:span><text:span text:style-name="T16"> screenWidth = screenSize.width;<text:line-break/></text:span><text:span text:style-name="T15">final</text:span><text:span text:style-name="T16"> screenHeight = screenSize.height;<text:line-break/></text:span><text:span text:style-name="T15">final</text:span><text:span text:style-name="T16"> isPortrait = MediaQuery.of(context).orientation == Orientation.portrait;</text:span></text:p>
          </table:table-cell>
        </table:table-row>
      </table:table>
      <text:p text:style-name="Standard">👉 Útil para ajustar márgenes, fuentes, tamaños o decidir si mostrar un layout móvil o tablet.</text:p>
      <text:p text:style-name="Standard"><text:soft-page-break/></text:p>
      <text:p text:style-name="Standard"><text:span text:style-name="T9">🔹 LayoutBuilder</text:span></text:p>
      <text:p text:style-name="Standard">Evalúa el espacio disponible en un widget y renderiza diferentes layouts según el ancho/alto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4"><text:span text:style-name="T16">LayoutBuilder(<text:line-break/> <text:s/>builder: (context, constraints) {<text:line-break/> <text:s text:c="3"/></text:span><text:span text:style-name="T15">if</text:span><text:span text:style-name="T16"> (constraints.maxWidth &gt; </text:span><text:span text:style-name="T28">600</text:span><text:span text:style-name="T16">) {<text:line-break/> <text:s text:c="5"/></text:span><text:span text:style-name="T15">return</text:span><text:span text:style-name="T16"> TabletLayout(); </text:span><text:span text:style-name="T27">// Diseño para tablets</text:span><text:span text:style-name="T16"><text:line-break/> <text:s text:c="3"/>} </text:span><text:span text:style-name="T15">else</text:span><text:span text:style-name="T16"> {<text:line-break/> <text:s text:c="5"/></text:span><text:span text:style-name="T15">return</text:span><text:span text:style-name="T16"> MobileLayout(); </text:span><text:span text:style-name="T27">// Diseño para móviles</text:span><text:span text:style-name="T16"><text:line-break/> <text:s text:c="3"/>}<text:line-break/> <text:s/>},<text:line-break/>)</text:span></text:p>
          </table:table-cell>
        </table:table-row>
      </table:table>
      <text:p text:style-name="Standard">👉 Ideal cuando queremos que un mismo widget cambie según el espacio que tenga (no solo según la pantalla completa).</text:p>
      <text:p text:style-name="Standard"><text:span text:style-name="T9">🔹 Expanded y flexible</text:span></text:p>
      <text:p text:style-name="Standard">Distribuyen espacio dentro de Row o Column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4"><text:span text:style-name="T16">Row(<text:line-break/> <text:s/>children: [<text:line-break/> <text:s text:c="3"/>Expanded( </text:span><text:span text:style-name="T27">// Ocupa 70%</text:span><text:span text:style-name="T16"><text:line-break/> <text:s text:c="5"/>flex: </text:span><text:span text:style-name="T28">7</text:span><text:span text:style-name="T16">,<text:line-break/> <text:s text:c="5"/>child: Container(color: Colors.red),<text:line-break/> <text:s text:c="3"/>),<text:line-break/> <text:s text:c="3"/>Expanded( </text:span><text:span text:style-name="T27">// Ocupa 30%</text:span><text:span text:style-name="T16"><text:line-break/> <text:s text:c="5"/>flex: </text:span><text:span text:style-name="T28">3</text:span><text:span text:style-name="T16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Standard">👉 Permiten construir layouts que se adaptan sin necesidad de tamaños fijos.</text:p>
      <text:p text:style-name="P1"/>
      <text:p text:style-name="Standard"><text:span text:style-name="T9">📱 Ejemplo práctico: App Responsiva</text:span></text:p>
      <text:p text:style-name="Standard">Objetivo: mostrar una lista vertical en móvil y un grid de dos columnas en tablet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4"><text:span text:style-name="T15">class</text:span><text:span text:style-name="T16"> </text:span><text:span text:style-name="T21">ResponsiveLayout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Scaffold(<text:line-break/> <text:s text:c="5"/>appBar: AppBar(title: Text(</text:span><text:span text:style-name="T19">'App Responsiva'</text:span><text:span text:style-name="T16">)),<text:line-break/> <text:s text:c="5"/>body: LayoutBuilder(<text:line-break/> <text:s text:c="7"/>builder: (context, constraints) {<text:line-break/> <text:s text:c="9"/></text:span><text:span text:style-name="T15">if</text:span><text:span text:style-name="T16"> (constraints.maxWidth &gt; </text:span><text:span text:style-name="T28">600</text:span><text:span text:style-name="T16">) {<text:line-break/> <text:s text:c="11"/></text:span><text:span text:style-name="T27">// Vista para tablets</text:span><text:span text:style-name="T16"><text:line-break/> <text:s text:c="11"/></text:span><text:span text:style-name="T15">return</text:span><text:span text:style-name="T16"> GridView.builder(<text:line-break/> <text:s text:c="13"/>gridDelegate: SliverGridDelegateWithFixedCrossAxisCount(<text:line-break/> <text:s text:c="15"/>crossAxisCount: </text:span><text:span text:style-name="T28">2</text:span><text:span text:style-name="T16">,<text:line-break/> <text:s text:c="13"/>),<text:line-break/> <text:s text:c="13"/>itemBuilder: (context, index) =&gt; ItemWidget(index),<text:line-break/> <text:s text:c="11"/>);<text:line-break/> <text:s text:c="9"/>} </text:span><text:span text:style-name="T15">else</text:span><text:span text:style-name="T16"> {<text:line-break/> <text:s text:c="11"/></text:span><text:span text:style-name="T27">// Vista para móviles</text:span><text:span text:style-name="T16"><text:line-break/> <text:s text:c="11"/></text:span><text:span text:style-name="T15">return</text:span><text:span text:style-name="T16"> ListView.builder(<text:line-break/> <text:s text:c="13"/>itemBuilder: (context, index) =&gt; ItemWidget(index),<text:line-break/> <text:s text:c="11"/>);<text:line-break/> <text:s text:c="9"/>}<text:line-break/> <text:s text:c="7"/>},<text:line-break/> <text:s text:c="5"/>),<text:line-break/> <text:s text:c="3"/>);<text:line-break/> <text:s/>}<text:line-break/>}<text:line-break/><text:line-break/></text:span><text:span text:style-name="T15">class</text:span><text:span text:style-name="T16"> </text:span><text:span text:style-name="T21">ItemWidget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15">final</text:span><text:span text:style-name="T16"> </text:span><text:span text:style-name="T25">int</text:span><text:span text:style-name="T16"> index;<text:line-break/> <text:s/>ItemWidget(</text:span><text:span text:style-name="T15">this</text:span><text:span text:style-name="T16">.index);<text:line-break/><text:line-break/> <text:s/></text:span><text:span text:style-name="T23">@override</text:span><text:span text:style-name="T16"><text:line-break/> <text:s/>Widget build(BuildContext context) {<text:line-break/> <text:s text:c="3"/></text:span><text:span text:style-name="T15">return</text:span><text:span text:style-name="T16"> Card(<text:line-break/> <text:s text:c="5"/>child: Center(child: Text(</text:span><text:span text:style-name="T19">'Ítem $index'</text:span><text:span text:style-name="T16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📐 Técnicas avanzadas</text:span></text:p>
      <text:p text:style-name="P1"/>
      <text:p text:style-name="Standard"><text:span text:style-name="T9">🔹 Breakpoints personalizados</text:span></text:p>
      <text:p text:style-name="Standard">Definimos reglas estándar para separar móvil, tablet y escritori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4"><text:span text:style-name="T25">bool</text:span><text:span text:style-name="T16"> isMobile(BuildContext context) =&gt; MediaQuery.of(context).size.width &lt; </text:span><text:span text:style-name="T28">600</text:span><text:span text:style-name="T16">;<text:line-break/></text:span><text:span text:style-name="T25">bool</text:span><text:span text:style-name="T16"> isTablet(BuildContext context) =&gt; MediaQuery.of(context).size.width &gt;= </text:span><text:span text:style-name="T28">600</text:span><text:span text:style-name="T16"> &amp;&amp; MediaQuery.of(context).size.width &lt; </text:span><text:span text:style-name="T28">1200</text:span><text:span text:style-name="T16">;<text:line-break/></text:span><text:span text:style-name="T25">bool</text:span><text:span text:style-name="T16"> isDesktop(BuildContext context) =&gt; MediaQuery.of(context).size.width &gt;= </text:span><text:span text:style-name="T28">1200</text:span><text:span text:style-name="T16">;</text:span></text:p>
          </table:table-cell>
        </table:table-row>
      </table:table>
      <text:p text:style-name="P1"/>
      <text:p text:style-name="Standard"><text:span text:style-name="T9">🔹 OrientationBuilder</text:span></text:p>
      <text:p text:style-name="Standard">Detecta cambios de orientación del dispositivo (vertical ↔ horizontal)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4"><text:span text:style-name="T16">OrientationBuilder(<text:line-break/> <text:s/>builder: (context, orientation) {<text:line-break/> <text:s text:c="3"/></text:span><text:span text:style-name="T15">return</text:span><text:span text:style-name="T16"> orientation == Orientation.portrait<text:line-break/> <text:s text:c="7"/>? PortraitLayout()<text:line-break/> <text:s text:c="7"/>: LandscapeLayout();<text:line-break/> <text:s/>},<text:line-break/>)</text:span></text:p>
          </table:table-cell>
        </table:table-row>
      </table:table>
      <text:p text:style-name="Standard"/>
      <text:p text:style-name="Standard"><text:span text:style-name="T9">🔹 FractionallySizedBox</text:span></text:p>
      <text:p text:style-name="Standard">Permite asignar un porcentaje del espacio disponible.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4"><text:span text:style-name="T16">FractionallySizedBox(<text:line-break/> <text:s/>widthFactor: </text:span><text:span text:style-name="T28">0.8</text:span><text:span text:style-name="T16">, </text:span><text:span text:style-name="T27">// 80% del ancho disponible</text:span><text:span text:style-name="T16"><text:line-break/> <text:s/>child: ElevatedButton(<text:line-break/> <text:s text:c="3"/>onPressed: () {},<text:line-break/> <text:s text:c="3"/>child: Text(</text:span><text:span text:style-name="T19">'Botón'</text:span><text:span text:style-name="T16">),<text:line-break/> <text:s/>),<text:line-break/>)</text:span></text:p>
          </table:table-cell>
        </table:table-row>
      </table:table>
      <text:p text:style-name="Standard"/>
      <text:p text:style-name="Standard"><text:span text:style-name="T9">✅ Buenas prácticas en diseño responsivo</text:span></text:p>
      <text:p text:style-name="Standard">✔ Evitar dimensiones fijas (width: 300) → preferir MediaQuery, Expanded o Flexible.<text:line-break/>✔ Testear en múltiples dispositivos → usar emuladores de distintos tamaños y, si es posible, probar en hardware real.<text:line-break/>✔ Priorizar layouts adaptativos → que se reorganicen en lugar de simplemente escalar.<text:line-break/>✔ Usar breakpoints claros (móvil &lt; 600, tablet 600-1200, web &gt; 1200).</text:p>
      <text:p text:style-name="Standard"/>
      <text:p text:style-name="Standard"/>
      <text:p text:style-name="Standard"><text:span text:style-name="T9">📊 Ejemplo Final: App de noticias responsiva</text:span></text:p>
      <text:list xml:id="list3999805065" text:style-name="WWNum7">
        <text:list-item>
          <text:p text:style-name="P64">Móvil → lista vertical con imagen + título.</text:p>
        </text:list-item>
        <text:list-item>
          <text:p text:style-name="P64">Tablet → grid con imagen, título y resumen.</text:p>
        </text:list-item>
        <text:list-item>
          <text:p text:style-name="P64">Web → barra lateral + contenido principal.<text:line-break/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4"><text:span text:style-name="T16">Widget build(BuildContext context) {<text:line-break/> <text:s/></text:span><text:span text:style-name="T15">final</text:span><text:span text:style-name="T16"> screenWidth = MediaQuery.of(context).size.width;<text:line-break/><text:line-break/> <text:s/></text:span><text:span text:style-name="T15">if</text:span><text:span text:style-name="T16"> (screenWidth &gt; </text:span><text:span text:style-name="T28">1200</text:span><text:span text:style-name="T16">) {<text:line-break/> <text:s text:c="3"/></text:span><text:span text:style-name="T15">return</text:span><text:span text:style-name="T16"> WebLayout(); <text:s text:c="3"/></text:span><text:span text:style-name="T27">// Diseño para web</text:span><text:span text:style-name="T16"><text:line-break/> <text:s/>} </text:span><text:span text:style-name="T15">else</text:span><text:span text:style-name="T16"> </text:span><text:span text:style-name="T15">if</text:span><text:span text:style-name="T16"> (screenWidth &gt; </text:span><text:span text:style-name="T28">600</text:span><text:span text:style-name="T16">) {<text:line-break/> <text:s text:c="3"/></text:span><text:span text:style-name="T15">return</text:span><text:span text:style-name="T16"> TabletLayout(); </text:span><text:span text:style-name="T27">// Diseño para tablet</text:span><text:span text:style-name="T16"><text:line-break/> <text:s/>} </text:span><text:span text:style-name="T15">else</text:span><text:span text:style-name="T16"> {<text:line-break/> <text:s text:c="3"/></text:span><text:span text:style-name="T15">return</text:span><text:span text:style-name="T16"> MobileLayout(); </text:span><text:span text:style-name="T27">// Diseño para móvil</text:span><text:span text:style-name="T16"><text:line-break/> <text:s/>}<text:line-break/>}</text:span></text:p>
          </table:table-cell>
        </table:table-row>
      </table:table>
      <text:p text:style-name="Standard"/>
      <text:p text:style-name="Standard"><text:span text:style-name="T9">📊 Código Completo – Layout responsivo realista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4"><text:span text:style-name="T15">import</text:span><text:span text:style-name="T16"> </text:span><text:span text:style-name="T19">'package:flutter/material.dart'</text:span><text:span text:style-name="T16">;<text:line-break/><text:line-break/></text:span><text:span text:style-name="T15">void</text:span><text:span text:style-name="T16"> main() {<text:line-break/> <text:s/>runApp(MaterialApp(<text:line-break/> <text:s text:c="3"/>home: ResponsiveLayout(),<text:line-break/> <text:s/>));<text:line-break/>}<text:line-break/><text:line-break/></text:span><text:span text:style-name="T15">class</text:span><text:span text:style-name="T16"> </text:span><text:span text:style-name="T21">ResponsiveLayout</text:span><text:span text:style-name="T16"> </text:span><text:span text:style-name="T15">extends</text:span><text:span text:style-name="T16"> </text:span><text:span text:style-name="T21">StatelessWidget</text:span><text:span text:style-name="T16"> {<text:line-break/> <text:s/></text:span><text:span text:style-name="T23">@override</text:span><text:span text:style-name="T16"><text:line-break/> <text:s/>Widget build(BuildContext context) {<text:line-break/> <text:s text:c="3"/></text:span><text:span text:style-name="T15">final</text:span><text:span text:style-name="T16"> screenWidth = MediaQuery.of(context).size.width;<text:line-break/><text:line-break/> <text:s text:c="3"/></text:span><text:span text:style-name="T15">if</text:span><text:span text:style-name="T16"> (screenWidth &lt; </text:span><text:span text:style-name="T28">600</text:span><text:span text:style-name="T16">) {<text:line-break/> <text:s text:c="5"/></text:span><text:span text:style-name="T27">// 📱 Móvil</text:span><text:span text:style-name="T16"><text:line-break/> <text:s text:c="5"/></text:span><text:span text:style-name="T15">return</text:span><text:span text:style-name="T16"> Scaffold(<text:line-break/> <text:s text:c="7"/>appBar: AppBar(title: Text(</text:span><text:span text:style-name="T19">"App Responsiva - Móvil"</text:span><text:span text:style-name="T16">)),<text:line-break/> <text:s text:c="7"/>body: ListView.builder(<text:line-break/> <text:s text:c="9"/>itemCount: </text:span><text:span text:style-name="T28">20</text:span><text:span text:style-name="T16">,<text:line-break/> <text:s text:c="9"/>itemBuilder: (context, index) =&gt; ListTile(<text:line-break/> <text:s text:c="11"/>leading: Icon(Icons.article),<text:line-break/> <text:s text:c="11"/>title: Text(</text:span><text:span text:style-name="T19">"Noticia $index"</text:span><text:span text:style-name="T16">),<text:line-break/> <text:s text:c="11"/>subtitle: Text(</text:span><text:span text:style-name="T19">"Resumen breve de la noticia $index"</text:span><text:span text:style-name="T16">),<text:line-break/> <text:s text:c="9"/>),<text:line-break/> <text:s text:c="7"/>),<text:line-break/> <text:s text:c="5"/>);<text:line-break/> <text:s text:c="3"/>} </text:span><text:span text:style-name="T15">else</text:span><text:span text:style-name="T16"> </text:span><text:span text:style-name="T15">if</text:span><text:span text:style-name="T16"> (screenWidth &lt; </text:span><text:span text:style-name="T28">1200</text:span><text:span text:style-name="T16">) {<text:line-break/> <text:s text:c="5"/></text:span><text:span text:style-name="T27">// 📲 Tablet</text:span><text:span text:style-name="T16"><text:line-break/> <text:s text:c="5"/></text:span><text:span text:style-name="T15">return</text:span><text:span text:style-name="T16"> Scaffold(<text:line-break/> <text:s text:c="7"/>appBar: AppBar(title: Text(</text:span><text:span text:style-name="T19">"App Responsiva - Tablet"</text:span><text:span text:style-name="T16">)),<text:line-break/> <text:s text:c="7"/>body: GridView.builder(<text:line-break/> <text:s text:c="9"/>gridDelegate: SliverGridDelegateWithFixedCrossAxisCount(<text:line-break/> <text:s text:c="11"/>crossAxisCount: </text:span><text:span text:style-name="T28">2</text:span><text:span text:style-name="T16">, </text:span><text:span text:style-name="T27">// 2 columnas</text:span><text:span text:style-name="T16"><text:line-break/> <text:s text:c="11"/>childAspectRatio: </text:span><text:span text:style-name="T28">3</text:span><text:span text:style-name="T16"> / </text:span><text:span text:style-name="T28">2</text:span><text:span text:style-name="T16">,<text:line-break/> <text:s text:c="9"/>),<text:line-break/> <text:s text:c="9"/>itemCount: </text:span><text:span text:style-name="T28">20</text:span><text:span text:style-name="T16">,<text:line-break/> <text:s text:c="9"/>itemBuilder: (context, index) =&gt; Card(<text:line-break/> <text:s text:c="11"/>margin: EdgeInsets.all(</text:span><text:span text:style-name="T28">8</text:span><text:span text:style-name="T16">),<text:line-break/> <text:s text:c="11"/>child: Column(<text:line-break/> <text:s text:c="13"/>mainAxisAlignment: MainAxisAlignment.center,<text:line-break/> <text:s text:c="13"/>children: [<text:line-break/> <text:s text:c="15"/>Icon(Icons.article, size: </text:span><text:span text:style-name="T28">40</text:span><text:span text:style-name="T16">, color: Colors.green),<text:line-break/> <text:s text:c="15"/>SizedBox(height: </text:span><text:span text:style-name="T28">10</text:span><text:span text:style-name="T16">),<text:line-break/> <text:s text:c="15"/>Text(</text:span><text:span text:style-name="T19">"Noticia $index"</text:span><text:span text:style-name="T16">, style: TextStyle(fontWeight: FontWeight.bold)),<text:line-break/> <text:s text:c="15"/>Text(</text:span><text:span text:style-name="T19">"Resumen breve..."</text:span><text:span text:style-name="T16">),<text:line-break/> <text:s text:c="13"/>],<text:line-break/> <text:s text:c="11"/>),<text:line-break/> <text:s text:c="9"/>),<text:line-break/> <text:s text:c="7"/>),<text:line-break/> <text:s text:c="5"/>);<text:line-break/> <text:s text:c="3"/>} </text:span><text:span text:style-name="T15">else</text:span><text:span text:style-name="T16"> {<text:line-break/> <text:s text:c="5"/></text:span><text:span text:style-name="T27">// 🖥️ Escritorio</text:span><text:span text:style-name="T16"><text:line-break/> <text:s text:c="5"/></text:span><text:span text:style-name="T15">return</text:span><text:span text:style-name="T16"> Scaffold(<text:line-break/> <text:s text:c="7"/>appBar: AppBar(title: Text(</text:span><text:span text:style-name="T19">"App Responsiva - Escritorio"</text:span><text:span text:style-name="T16">)),<text:line-break/> <text:s text:c="7"/>body: Row(<text:line-break/> <text:s text:c="9"/>children: [<text:line-break/> <text:s text:c="11"/></text:span><text:span text:style-name="T27">// Sidebar</text:span><text:span text:style-name="T16"><text:line-break/> <text:s text:c="11"/>Container(<text:line-break/> <text:s text:c="13"/>width: </text:span><text:span text:style-name="T28">250</text:span><text:span text:style-name="T16">,<text:line-break/> <text:s text:c="13"/>color: Colors.grey[</text:span><text:span text:style-name="T28">200</text:span><text:span text:style-name="T16">],<text:line-break/> <text:s text:c="13"/>child: ListView(<text:line-break/> <text:s text:c="15"/>children: [<text:line-break/> <text:s text:c="17"/>DrawerHeader(<text:line-break/> <text:s text:c="19"/>child: Text(</text:span><text:span text:style-name="T19">"Menú"</text:span><text:span text:style-name="T16">, style: TextStyle(fontSize: </text:span><text:span text:style-name="T28">20</text:span><text:span text:style-name="T16">, fontWeight: FontWeight.bold)),<text:line-break/> <text:s text:c="17"/>),<text:line-break/> <text:s text:c="17"/>ListTile(leading: Icon(Icons.home), title: Text(</text:span><text:span text:style-name="T19">"Inicio"</text:span><text:span text:style-name="T16">)),<text:line-break/> <text:s text:c="17"/>ListTile(leading: Icon(Icons.category), title: Text(</text:span><text:span text:style-name="T19">"Categorías"</text:span><text:span text:style-name="T16">)),<text:line-break/> <text:s text:c="17"/>ListTile(leading: Icon(Icons.settings), title: Text(</text:span><text:span text:style-name="T19">"Configuración"</text:span><text:span text:style-name="T16">)),<text:line-break/> <text:s text:c="15"/>],<text:line-break/> <text:s text:c="13"/>),<text:line-break/> <text:s text:c="11"/>),<text:line-break/> <text:s text:c="11"/></text:span><text:span text:style-name="T27">// Contenido principal</text:span><text:span text:style-name="T16"><text:line-break/> <text:s text:c="11"/>Expanded(<text:line-break/> <text:s text:c="13"/>child: GridView.builder(<text:line-break/> <text:s text:c="15"/>gridDelegate: SliverGridDelegateWithFixedCrossAxisCount(<text:line-break/> <text:s text:c="17"/>crossAxisCount: </text:span><text:span text:style-name="T28">3</text:span><text:span text:style-name="T16">, </text:span><text:span text:style-name="T27">// 3 columnas</text:span><text:span text:style-name="T16"><text:line-break/> <text:s text:c="17"/>childAspectRatio: </text:span><text:span text:style-name="T28">4</text:span><text:span text:style-name="T16"> / </text:span><text:span text:style-name="T28">3</text:span><text:span text:style-name="T16">,<text:line-break/> <text:s text:c="15"/>),<text:line-break/> <text:s text:c="15"/>itemCount: </text:span><text:span text:style-name="T28">30</text:span><text:span text:style-name="T16">,<text:line-break/> <text:s text:c="15"/>itemBuilder: (context, index) =&gt; Card(<text:line-break/> <text:s text:c="17"/>margin: EdgeInsets.all(</text:span><text:span text:style-name="T28">10</text:span><text:span text:style-name="T16">),<text:line-break/> <text:s text:c="17"/>child: Column(<text:line-break/> <text:s text:c="19"/>mainAxisAlignment: MainAxisAlignment.center,<text:line-break/> <text:s text:c="19"/>children: [<text:line-break/> <text:s text:c="21"/>Icon(Icons.article, size: </text:span><text:span text:style-name="T28">50</text:span><text:span text:style-name="T16">, color: Colors.orange),<text:line-break/> <text:s text:c="21"/>SizedBox(height: </text:span><text:span text:style-name="T28">10</text:span><text:span text:style-name="T16">),<text:line-break/> <text:s text:c="21"/>Text(</text:span><text:span text:style-name="T19">"Noticia $index"</text:span><text:span text:style-name="T16">, style: TextStyle(fontWeight: FontWeight.bold)),<text:line-break/> <text:s text:c="21"/>Padding(<text:line-break/> <text:s text:c="23"/>padding: </text:span><text:span text:style-name="T15">const</text:span><text:span text:style-name="T16"> EdgeInsets.all(</text:span><text:span text:style-name="T28">8.0</text:span><text:span text:style-name="T16">),<text:line-break/> <text:s text:c="23"/>child: Text(</text:span><text:span text:style-name="T19">"Contenido adaptado para pantallas grandes"</text:span><text:span text:style-name="T16">),<text:line-break/> <text:s text:c="21"/>),<text:line-break/> <text:s text:c="19"/>],<text:line-break/> <text:s text:c="17"/>),<text:line-break/> <text:s text:c="15"/>),<text:line-break/> <text:s text:c="13"/>),<text:line-break/> <text:s text:c="11"/>),<text:line-break/> <text:s text:c="9"/>],<text:line-break/> <text:s text:c="7"/>),<text:line-break/> <text:s text:c="5"/>);<text:line-break/> <text:s text:c="3"/>}<text:line-break/> <text:s/>}<text:line-break/>}</text:span></text:p>
          </table:table-cell>
        </table:table-row>
      </table:table>
      <text:p text:style-name="Standard"/>
      <text:p text:style-name="Standard"><text:span text:style-name="T9">📝 Explicación</text:span></text:p>
      <text:list xml:id="list2404868045" text:style-name="WWNum23">
        <text:list-item>
          <text:p text:style-name="P65">Usamos MediaQuery para detectar el ancho.</text:p>
        </text:list-item>
        <text:list-item>
          <text:p text:style-name="P65">Definimos breakpoints:</text:p>
          <text:list>
            <text:list-item>
              <text:p text:style-name="P82">&lt;600px → ListView simple (móvil).</text:p>
            </text:list-item>
            <text:list-item>
              <text:p text:style-name="P82">600–1200px → Grid con 2 columnas (tablet).</text:p>
            </text:list-item>
            <text:list-item>
              <text:p text:style-name="P82">&gt;1200px → Sidebar + Grid con 3 columnas (escritorio).</text:p>
            </text:list-item>
          </text:list>
        </text:list-item>
        <text:list-item>
          <text:p text:style-name="P65">El layout cambia automáticamente al redimensionar la ventana (útil si pruebas en web de Flutter).</text:p>
        </text:list-item>
      </text:list>
      <text:p text:style-name="Heading_20_1"><text:bookmark text:name="_ax44ni7spos4"/>6. Recursos recomendados para aprender Flutter</text:p>
      <text:p text:style-name="Standard"><text:span text:style-name="T9">📚 Documentación oficial</text:span></text:p>
      <text:list xml:id="list2030586126" text:style-name="WWNum27">
        <text:list-item>
          <text:p text:style-name="P66">Flutter Docs<text:line-break/>🔗 <text:a xlink:type="simple" xlink:href="https://docs.flutter.dev/" text:style-name="ListLabel_20_244" text:visited-style-name="ListLabel_20_244"><text:span text:style-name="T14">https://docs.flutter.dev</text:span></text:a></text:p>
        </text:list-item>
        <text:list-item>
          <text:p text:style-name="P66">Dart Language<text:line-break/>🔗 <text:a xlink:type="simple" xlink:href="https://dart.dev/language" text:style-name="ListLabel_20_244" text:visited-style-name="ListLabel_20_244"><text:span text:style-name="T14">https://dart.dev/language</text:span></text:a></text:p>
        </text:list-item>
      </text:list>
      <text:p text:style-name="Standard"><text:span text:style-name="T9">📦 Paquetes y bibliotecas</text:span></text:p>
      <text:list xml:id="list2558373028" text:style-name="WWNum9">
        <text:list-item>
          <text:p text:style-name="P67">Pub.dev (Repositorio Oficial)<text:line-break/>🔗 <text:a xlink:type="simple" xlink:href="https://pub.dev/" text:style-name="ListLabel_20_244" text:visited-style-name="ListLabel_20_244"><text:span text:style-name="T14">https://pub.dev</text:span></text:a></text:p>
        </text:list-item>
        <text:list-item>
          <text:p text:style-name="P67"><text:soft-page-break/>Flutter Awesome (Inspiración UI)<text:line-break/>🔗 <text:a xlink:type="simple" xlink:href="https://flutterawesome.com/" text:style-name="ListLabel_20_244" text:visited-style-name="ListLabel_20_244"><text:span text:style-name="T14">https://flutterawesome.com</text:span></text:a></text:p>
        </text:list-item>
      </text:list>
      <text:p text:style-name="Standard"><text:span text:style-name="T9">📌 Libros</text:span></text:p>
      <text:list xml:id="list3373151604" text:style-name="WWNum4">
        <text:list-item>
          <text:p text:style-name="P68">"Flutter in Action" (Manning)<text:line-break/>🔗 <text:a xlink:type="simple" xlink:href="https://www.manning.com/books/flutter-in-action" text:style-name="ListLabel_20_244" text:visited-style-name="ListLabel_20_244"><text:span text:style-name="T14">https://www.manning.com/books/flutter-in-action</text:span></text:a></text:p>
        </text:list-item>
        <text:list-item>
          <text:p text:style-name="P68">"Dart Apprentice" (Ray Wenderlich)<text:line-break/>🔗 <text:a xlink:type="simple" xlink:href="https://www.raywenderlich.com/books/dart-apprentice" text:style-name="ListLabel_20_244" text:visited-style-name="ListLabel_20_244"><text:span text:style-name="T14">https://www.raywenderlich.com/books/dart-apprentice</text:span></text:a></text:p>
        </text:list-item>
      </text:list>
      <text:p text:style-name="Standard"><text:span text:style-name="T9">💬 Comunidad</text:span></text:p>
      <text:list xml:id="list1342539833" text:style-name="WWNum6">
        <text:list-item>
          <text:p text:style-name="P69">Stack Overflow (Flutter Tag)<text:line-break/>🔗 <text:a xlink:type="simple" xlink:href="https://stackoverflow.com/questions/tagged/flutter" text:style-name="ListLabel_20_244" text:visited-style-name="ListLabel_20_244"><text:span text:style-name="T14">https://stackoverflow.com/questions/tagged/flutter</text:span></text:a></text:p>
        </text:list-item>
        <text:list-item>
          <text:p text:style-name="P69">Reddit r/FlutterDev<text:line-break/>🔗 <text:a xlink:type="simple" xlink:href="https://www.reddit.com/r/FlutterDev" text:style-name="ListLabel_20_244" text:visited-style-name="ListLabel_20_244"><text:span text:style-name="T14">https://www.reddit.com/r/FlutterDev</text:span></text:a></text:p>
        </text:list-item>
        <text:list-item>
          <text:p text:style-name="P69">Flutter Community en Medium<text:line-break/>🔗 <text:a xlink:type="simple" xlink:href="https://medium.com/flutter-community" text:style-name="ListLabel_20_244" text:visited-style-name="ListLabel_20_244"><text:span text:style-name="T14">https://medium.com/flutter-community</text:span></text:a></text:p>
        </text:list-item>
      </text:list>
      <text:p text:style-name="Standard"><text:span text:style-name="T9">🛠️ Herramientas</text:span></text:p>
      <text:list xml:id="list3592907297" text:style-name="WWNum13">
        <text:list-item>
          <text:p text:style-name="P70">Flutter DevTools (Debugging)<text:line-break/>🔗 <text:a xlink:type="simple" xlink:href="https://docs.flutter.dev/tools/devtools" text:style-name="ListLabel_20_244" text:visited-style-name="ListLabel_20_244"><text:span text:style-name="T14">https://docs.flutter.dev/tools/devtools</text:span></text:a></text:p>
        </text:list-item>
        <text:list-item>
          <text:p text:style-name="P70">Firebase para Flutter<text:line-break/>🔗 <text:a xlink:type="simple" xlink:href="https://firebase.flutter.dev/" text:style-name="ListLabel_20_244" text:visited-style-name="ListLabel_20_244"><text:span text:style-name="T14">https://firebase.flutter.dev</text:span></text:a></text:p>
        </text:list-item>
        <text:list-item>
          <text:p text:style-name="P70">Riverpod (Gestión de Estado)<text:line-break/>🔗 <text:a xlink:type="simple" xlink:href="https://riverpod.dev/" text:style-name="ListLabel_20_244" text:visited-style-name="ListLabel_20_244"><text:span text:style-name="T14">https://riverpod.dev</text:span></text:a></text:p>
        </text:list-item>
        <text:list-item>
          <text:p text:style-name="P70">VS Code + Extensión Flutter<text:line-break/>🔗 <text:a xlink:type="simple" xlink:href="https://marketplace.visualstudio.com/items?itemName=Dart-Code.flutter" text:style-name="ListLabel_20_244" text:visited-style-name="ListLabel_20_244"><text:span text:style-name="T14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4115953528" text:style-name="WWNum26">
        <text:list-item>
          <text:p text:style-name="P71">Ejemplos de Apps en GitHub<text:line-break/>🔗 <text:a xlink:type="simple" xlink:href="https://github.com/flutter/samples" text:style-name="ListLabel_20_244" text:visited-style-name="ListLabel_20_244"><text:span text:style-name="T14">https://github.co/flutter/sample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44" style:display-name="ListLabel 24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7. Navegación, estado y responsive desing en Flutter</text:span></text:p>
      </style:header>
      <style:footer>
        <text:p text:style-name="MP4"><text:span text:style-name="MT1"><text:tab/><text:tab/>Página </text:span><text:page-number text:select-page="current">6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3" meta:object-count="0" meta:page-count="6" meta:paragraph-count="250" meta:word-count="4379" meta:character-count="34844" meta:non-whitespace-character-count="27544"/>
    <meta:generator>LibreOfficeDev/6.0.5.2$Linux_X86_64 LibreOffice_project/</meta:generator>
  </office:meta>
</office:document-meta>
</file>